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" fo:font-size="14pt" style:font-size-asian="12.25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0861e4" officeooo:paragraph-rsid="000861e4" style:font-size-asian="12.25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09f9b8" officeooo:paragraph-rsid="0009f9b8" style:font-size-asian="12.25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0bd864" officeooo:paragraph-rsid="000bd864" style:font-size-asian="12.25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0cf8f4" officeooo:paragraph-rsid="000cf8f4" style:font-size-asian="12.25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0fbab0" officeooo:paragraph-rsid="000fbab0" style:font-size-asian="12.25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1268c4" officeooo:paragraph-rsid="001268c4" style:font-size-asian="12.25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266bc5" officeooo:paragraph-rsid="00266bc5" style:font-size-asian="12.25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2ecafc" officeooo:paragraph-rsid="002ecafc" style:font-size-asian="12.25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2f7441" officeooo:paragraph-rsid="002f7441" style:font-size-asian="12.25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33234e" officeooo:paragraph-rsid="0033234e" style:font-size-asian="12.25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333d1b" officeooo:paragraph-rsid="00333d1b" style:font-size-asian="12.25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3348ea" officeooo:paragraph-rsid="003348ea" style:font-size-asian="12.25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27a325" officeooo:paragraph-rsid="0027a325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280fe2" officeooo:paragraph-rsid="00280fe2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157b98" officeooo:paragraph-rsid="00157b98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rsid="002ccc9f" officeooo:paragraph-rsid="002ccc9f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style="normal" fo:font-weight="normal" officeooo:rsid="003348ea" officeooo:paragraph-rsid="003348e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style="normal" fo:font-weight="normal" officeooo:rsid="003348ea" officeooo:paragraph-rsid="003348e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style="normal" fo:font-weight="normal" officeooo:rsid="00340ad6" officeooo:paragraph-rsid="00340ad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style="normal" fo:font-weight="normal" officeooo:rsid="0034c520" officeooo:paragraph-rsid="0034c520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style="normal" fo:font-weight="bold" officeooo:rsid="0031ed45" officeooo:paragraph-rsid="0031ed45" fo:background-color="transparent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0fbab0" officeooo:paragraph-rsid="000fbab0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157b98" officeooo:paragraph-rsid="00157b98" style:font-size-asian="12pt" style:font-size-complex="12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157b98" officeooo:paragraph-rsid="002ccc9f" style:font-size-asian="12pt" style:font-size-complex="12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2pt" officeooo:rsid="0016a617" officeooo:paragraph-rsid="00157b98" style:font-size-asian="12pt" style:font-size-complex="12pt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671d2" officeooo:paragraph-rsid="002671d2" style:font-size-asian="12pt" style:font-size-complex="12pt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671d2" officeooo:paragraph-rsid="00295d7d" style:font-size-asian="12pt" style:font-size-complex="12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671d2" officeooo:paragraph-rsid="002faa53" style:font-size-asian="12pt" style:font-size-complex="12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7a325" officeooo:paragraph-rsid="0027a325" style:font-size-asian="12pt" style:font-size-complex="12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80fe2" officeooo:paragraph-rsid="00280fe2" style:font-size-asian="12pt" style:font-size-complex="12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80fe2" officeooo:paragraph-rsid="00295d7d" style:font-size-asian="12pt" style:font-size-complex="12pt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80fe2" officeooo:paragraph-rsid="002ac514" style:font-size-asian="12pt" style:font-size-complex="12pt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80fe2" officeooo:paragraph-rsid="002b484e" style:font-size-asian="12pt" style:font-size-complex="12pt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0fbab0" officeooo:paragraph-rsid="000fbab0" fo:background-color="#ffff00" style:font-size-asian="12pt" style:font-size-complex="12pt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f7441" officeooo:paragraph-rsid="002f7441" fo:background-color="#ffff00" style:font-size-asian="10.5pt" style:font-size-complex="12pt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fo:font-weight="normal" officeooo:rsid="002faa53" officeooo:paragraph-rsid="002faa53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fo:font-weight="normal" officeooo:rsid="0030c6c8" officeooo:paragraph-rsid="0030c6c8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fo:font-style="normal" fo:font-weight="normal" officeooo:rsid="002671d2" officeooo:paragraph-rsid="002671d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fo:font-style="normal" fo:font-weight="normal" officeooo:rsid="002671d2" officeooo:paragraph-rsid="00295d7d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fo:font-style="italic" fo:font-weight="bold" officeooo:rsid="000fbab0" officeooo:paragraph-rsid="000fbab0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fo:font-style="italic" fo:font-weight="bold" officeooo:rsid="000fbab0" officeooo:paragraph-rsid="002ac514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f7441" officeooo:paragraph-rsid="002f7441" style:font-size-asian="10.5pt" style:font-size-complex="12pt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f7441" officeooo:paragraph-rsid="003146de" style:font-size-asian="10.5pt" style:font-size-complex="12pt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2pt" officeooo:rsid="002faa53" officeooo:paragraph-rsid="002faa53" style:font-size-asian="10.5pt" style:font-size-complex="12pt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1pt" fo:font-style="normal" fo:font-weight="normal" officeooo:rsid="0034c520" officeooo:paragraph-rsid="0034c52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1pt" fo:font-style="normal" fo:font-weight="normal" officeooo:rsid="0034c520" officeooo:paragraph-rsid="003669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1pt" fo:font-style="normal" fo:font-weight="normal" officeooo:rsid="0034c520" officeooo:paragraph-rsid="0034c520" fo:background-color="#ffff00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2671d2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295d7d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0c6c8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4c520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officeooo:rsid="0009f9b8" officeooo:paragraph-rsid="0009f9b8" style:font-size-asian="11pt" style:font-size-complex="11pt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officeooo:rsid="000bd864" officeooo:paragraph-rsid="000bd864" style:font-size-asian="11pt" style:font-size-complex="11pt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officeooo:rsid="000fbab0" officeooo:paragraph-rsid="000fbab0" style:font-size-asian="11pt" style:font-size-complex="11pt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officeooo:rsid="0027a325" officeooo:paragraph-rsid="0027a325" style:font-size-asian="11pt" style:font-size-complex="11pt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officeooo:rsid="00157b98" officeooo:paragraph-rsid="00157b98" style:font-size-asian="11pt" style:font-size-complex="11pt"/>
    </style:style>
    <style:style style:name="P5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officeooo:rsid="002ecafc" officeooo:paragraph-rsid="002ecafc" style:font-size-asian="11pt" style:font-size-complex="11pt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text-position="0% 100%" style:font-name="Liberation Serif" fo:font-size="14pt" officeooo:rsid="00266bc5" officeooo:paragraph-rsid="00266bc5" style:font-size-asian="12.25pt" style:font-size-complex="14pt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text-position="0% 100%" style:font-name="Courier New" fo:font-size="11pt" officeooo:rsid="00266bc5" officeooo:paragraph-rsid="00266bc5" style:font-size-asian="11pt" style:font-size-complex="11pt"/>
    </style:style>
    <style:style style:name="P6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Courier New" fo:font-size="11pt" officeooo:rsid="00266bc5" officeooo:paragraph-rsid="00266bc5" style:font-size-asian="11pt" style:font-size-complex="11pt"/>
    </style:style>
    <style:style style:name="P6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rsid="002671d2" officeooo:paragraph-rsid="002671d2"/>
    </style:style>
    <style:style style:name="P6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rsid="002671d2" officeooo:paragraph-rsid="00295d7d"/>
    </style:style>
    <style:style style:name="P6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rsid="0030c6c8" officeooo:paragraph-rsid="0030c6c8"/>
    </style:style>
    <style:style style:name="T1" style:family="text">
      <style:text-properties officeooo:rsid="0006ef1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officeooo:rsid="000e018b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6d24d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442c8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6a617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95d7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96da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ac514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b484e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ccc9f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faa53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146de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1ed45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66968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6d24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442c8" fo:background-color="transparent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442c8" fo:background-color="transparent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522aa" fo:background-color="transparent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522aa" fo:background-color="transparent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66bc5" fo:background-color="transparent" loext:char-shading-value="0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0fbab0" fo:background-color="transparent" loext:char-shading-value="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2ccc9f" fo:background-color="transparent" loext:char-shading-value="0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2faa53" fo:background-color="transparent" loext:char-shading-value="0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36d24d" fo:background-color="transparent" loext:char-shading-value="0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style:font-weight-asian="bold" style:font-weight-complex="bold"/>
    </style:style>
    <style:style style:name="T35" style:family="text">
      <style:text-properties fo:font-style="italic" fo:font-weight="bold" officeooo:rsid="00366968" style:font-weight-asian="bold" style:font-weight-complex="bold"/>
    </style:style>
    <style:style style:name="T36" style:family="text">
      <style:text-properties fo:font-style="italic" fo:font-weight="bold" officeooo:rsid="0037d8db" style:font-weight-asian="bold" style:font-weight-complex="bold"/>
    </style:style>
    <style:style style:name="T37" style:family="text">
      <style:text-properties fo:font-style="italic" fo:background-color="transparent" loext:char-shading-value="0" style:font-style-asian="italic" style:font-style-complex="italic"/>
    </style:style>
    <style:style style:name="T38" style:family="text">
      <style:text-properties fo:font-style="italic" officeooo:rsid="0036d24d" fo:background-color="transparent" loext:char-shading-value="0" style:font-style-asian="italic" style:font-style-complex="italic"/>
    </style:style>
    <style:style style:name="T39" style:family="text">
      <style:text-properties fo:background-color="transparent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1442c8" fo:background-color="transparent" loext:char-shading-value="0"/>
    </style:style>
    <style:style style:name="T42" style:family="text">
      <style:text-properties officeooo:rsid="000fbab0" fo:background-color="transparent" loext:char-shading-value="0"/>
    </style:style>
    <style:style style:name="T43" style:family="text">
      <style:text-properties officeooo:rsid="0036d24d" fo:background-color="transparent" loext:char-shading-value="0"/>
    </style:style>
    <style:style style:name="T44" style:family="text">
      <style:text-properties style:font-name="Liberation Serif" fo:font-size="12pt" officeooo:rsid="002671d2" style:font-size-asian="12pt" style:font-size-complex="12pt"/>
    </style:style>
    <style:style style:name="T45" style:family="text">
      <style:text-properties style:font-name="Liberation Serif" fo:font-size="12pt" fo:font-weight="normal" officeooo:rsid="0030c6c8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1pt" fo:font-style="normal" fo:font-weight="normal" officeooo:rsid="0034c520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Liberation Serif" fo:font-size="11pt" fo:font-style="normal" fo:font-weight="normal" officeooo:rsid="0034c52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Liberation Serif" fo:font-size="11pt" fo:font-style="italic" fo:font-weight="bold" officeooo:rsid="0034c520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49" style:family="text">
      <style:text-properties style:font-name="Liberation Serif" fo:font-size="11pt" fo:font-style="italic" fo:font-weight="bold" officeooo:rsid="0034c520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50" style:family="text">
      <style:text-properties style:font-name="Liberation Serif" fo:font-size="11pt" fo:font-style="italic" fo:font-weight="bold" officeooo:rsid="00366968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fo:language="ru" fo:country="RU"/>
    </style:style>
    <style:style style:name="T52" style:family="text">
      <style:text-properties officeooo:rsid="002ccc9f"/>
    </style:style>
    <style:style style:name="T53" style:family="text">
      <style:text-properties officeooo:rsid="0030c6c8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officeooo:rsid="00333d1b"/>
    </style:style>
    <style:style style:name="T56" style:family="text">
      <style:text-properties officeooo:rsid="003348ea"/>
    </style:style>
    <style:style style:name="T57" style:family="text">
      <style:text-properties officeooo:rsid="0036d24d"/>
    </style:style>
    <style:style style:name="T58" style:family="text">
      <style:text-properties officeooo:rsid="00385d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1">Кафедра МО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<text:span text:style-name="T1">7</text:span></text:p>
      <text:p text:style-name="P1">по дисциплине «Операционные системы»</text:p>
      <text:p text:style-name="P1">Тема: «<text:span text:style-name="T1">Трассировка событий</text:span>».</text:p>
      <text:p text:style-name="P1"/>
      <text:p text:style-name="P1"/>
      <text:p text:style-name="P1"/>
      <text:p text:style-name="P1"/>
      <text:p text:style-name="P1"/>
      <text:p text:style-name="P1"/>
      <text:p text:style-name="P2"><text:tab/>Студентка гр. 2384 <text:s text:c="63"/>Лавренова Ю.Д.</text:p>
      <text:p text:style-name="P2"><text:tab/>Преподаватель <text:s text:c="69"/>Душутина Е.В.</text:p>
      <text:p text:style-name="P2"/>
      <text:p text:style-name="P1"/>
      <text:p text:style-name="P1"/>
      <text:p text:style-name="P1"/>
      <text:p text:style-name="P1">Санкт-Петербург</text:p>
      <text:p text:style-name="P1">2024</text:p>
      <text:p text:style-name="P13"><text:soft-page-break/>Цель работы: </text:p>
      <text:p text:style-name="P14">Выполнить профилирование созданных ранее программ с помощью утилиты strace и провести динамический анализ.</text:p>
      <text:p text:style-name="P14"/>
      <text:p text:style-name="P3">Задание.</text:p>
      <text:p text:style-name="P3">В результате профилирования ранее созданных программ (в работах 3-6) провести динамический <text:s/>анализ системных вызовов при работе с файлами и запуске программ на исполнение.</text:p>
      <text:p text:style-name="P3">Для выполнения задания использовать <text:span text:style-name="T55">утилиту strace.</text:span></text:p>
      <text:p text:style-name="P3">При оформлении использовать скрины экрана (можно цветные скриншоты), копии терминала в картинках (на светлом фоне черный шрифт), а также дублирование текстом (фрагменты из логов), где это возможно.</text:p>
      <text:p text:style-name="P3">Для анализа выбирать только те программы из лаб. работ 3-6, которые соответствуют теме вашего задания, если их недостаточно, то дополнить новые программы для раскрытия темы.</text:p>
      <text:p text:style-name="P3"/>
      <text:p text:style-name="P3">Выполнение работы:</text:p>
      <text:p text:style-name="P12">Система: Linux julia-ZenBook 6.5.0-35-generic #35~22.04.1-Ubuntu SMP PREEMPT_DYNAMIC Tue May <text:s/>7 09:00:52 UTC 2 x86_64 x86_64 x86_64 GNU/Linux <text:span text:style-name="T58">(2ая операционная система)</text:span></text:p>
      <text:p text:style-name="P12"/>
      <text:p text:style-name="P14">Для отслеживания системных вызовов используется утилита strace, позволяющая увидеть в выходном log-файле информацию о системных вызовах, используемых в программе.</text:p>
      <text:p text:style-name="P14"/>
      <text:p text:style-name="P4">1. Отследим системный вызов fwrite()</text:p>
      <text:p text:style-name="P4">Название программы: test.c</text:p>
      <text:p text:style-name="P54">#include &lt;stdio.h&gt;</text:p>
      <text:p text:style-name="P54">#define INT_MAX 2147483647</text:p>
      <text:p text:style-name="P54">int main(volatile int argc, char **argv) {</text:p>
      <text:p text:style-name="P54"><text:s text:c="6"/>int i = 3;</text:p>
      <text:p text:style-name="P54"><text:soft-page-break/><text:s text:c="6"/>char str[] = "Hello\n";</text:p>
      <text:p text:style-name="P54"><text:s text:c="6"/>FILE *fd = fopen("test_out.txt", "w");</text:p>
      <text:p text:style-name="P54"><text:s text:c="6"/>for (int j = 0; j &lt; 100; j++){</text:p>
      <text:p text:style-name="P54"><text:s text:c="8"/>fwrite(str, sizeof(str), 1, fd);</text:p>
      <text:p text:style-name="P54"><text:s text:c="6"/>}</text:p>
      <text:p text:style-name="P54"><text:s text:c="6"/>fclose(fd);</text:p>
      <text:p text:style-name="P54"><text:s text:c="6"/>return 0;</text:p>
      <text:p text:style-name="P54">}</text:p>
      <text:p text:style-name="P5">Запускаем программу: </text:p>
      <text:p text:style-name="P55">julia@julia-ZenBook:~/OS/lb7$ strace -e trace=write -owrite_file.log ./test</text:p>
      <text:p text:style-name="P55"><text:span text:style-name="T7">write</text:span>(3, "Hello\n\0Hello\n\0Hello\n\0Hello\n\0Hell"..., 700) = <text:span text:style-name="T7">700</text:span></text:p>
      <text:p text:style-name="P55">+++ exited with 0 +++</text:p>
      <text:p text:style-name="P5"/>
      <text:p text:style-name="P6">Системному вызову write были передана строка «Hello\n\0». <text:span text:style-name="T5">В программе строка записывается 100 раз в файл. Возвращаемое значение трассировщика равно 700, что соответствует 700 байтам, переданным системному вызову, что говорит об удачной отправке.</text:span></text:p>
      <text:p text:style-name="P6"/>
      <text:p text:style-name="P7">2. Отследим однократный вызов fork().</text:p>
      <text:p text:style-name="P9">Название программы: father.c</text:p>
      <text:p text:style-name="P61">#include &lt;stdio.h&gt;</text:p>
      <text:p text:style-name="P61">#include &lt;unistd.h&gt;</text:p>
      <text:p text:style-name="P61">#include &lt;stdlib.h&gt;</text:p>
      <text:p text:style-name="P61">#include &lt;sys/wait.h&gt;</text:p>
      <text:p text:style-name="P61"/>
      <text:p text:style-name="P61">int main(){</text:p>
      <text:p text:style-name="P61"><text:s text:c="4"/>int pid, ppid, status;</text:p>
      <text:p text:style-name="P61"><text:s text:c="4"/>pid=getpid();</text:p>
      <text:p text:style-name="P61"><text:s text:c="4"/>ppid=getppid();</text:p>
      <text:p text:style-name="P61"><text:s text:c="4"/>printf("\n\nFATHER PARAM: pid=%i <text:s/>ppid=%i\n", pid,ppid);</text:p>
      <text:p text:style-name="P61"><text:s text:c="4"/>if(fork()==0) execl("son","son", NULL);</text:p>
      <text:p text:style-name="P61"><text:s text:c="4"/>system("ps -xf &gt; test5.txt");</text:p>
      <text:p text:style-name="P61"><text:s text:c="4"/>wait(&amp;status);</text:p>
      <text:p text:style-name="P61"><text:s text:c="4"/>printf("\n\nChild proccess is finished with status %d\n\n", status);</text:p>
      <text:p text:style-name="P61"><text:soft-page-break/><text:s text:c="4"/>return 0;</text:p>
      <text:p text:style-name="P61">}</text:p>
      <text:p text:style-name="P61">Название программы: son.c</text:p>
      <text:p text:style-name="P61">#include &lt;stdio.h&gt;</text:p>
      <text:p text:style-name="P61">#include &lt;unistd.h&gt;</text:p>
      <text:p text:style-name="P61">#include &lt;stdlib.h&gt;</text:p>
      <text:p text:style-name="P61">#include &lt;sys/wait.h&gt;</text:p>
      <text:p text:style-name="P62"/>
      <text:p text:style-name="P61">int main(){</text:p>
      <text:p text:style-name="P61"><text:s text:c="4"/>int pid,ppid;</text:p>
      <text:p text:style-name="P61"><text:s text:c="4"/>pid=getpid();</text:p>
      <text:p text:style-name="P61"><text:s text:c="4"/>ppid=getppid();</text:p>
      <text:p text:style-name="P61"><text:s text:c="4"/>printf("\n\nSON PARAMS: <text:s/>pid=%i <text:s/>ppid=%i\n\n",pid,ppid);</text:p>
      <text:p text:style-name="P61"><text:s text:c="4"/>sleep(5);</text:p>
      <text:p text:style-name="P61"><text:s text:c="4"/>//exit(1);статус завершения 256</text:p>
      <text:p text:style-name="P61"><text:s text:c="4"/>return 0;// статус завершения 0 <text:s/></text:p>
      <text:p text:style-name="P61">}</text:p>
      <text:p text:style-name="P60">Компилируем программы и запускаем трассировщик:</text:p>
      <text:p text:style-name="P56">julia@julia-ZenBook:~/OS/lb7$ gcc son.c -o son</text:p>
      <text:p text:style-name="P56">julia@julia-ZenBook:~/OS/lb7$ gcc father.c -o father</text:p>
      <text:p text:style-name="P56">julia@julia-ZenBook:~/OS/lb7$ strace -f -e trace=%process -ofork.log ./father</text:p>
      <text:p text:style-name="P56"/>
      <text:p text:style-name="P56"/>
      <text:p text:style-name="P56">FATHER PARAM: pid=165059 <text:s/>ppid=165056</text:p>
      <text:p text:style-name="P56"/>
      <text:p text:style-name="P56"/>
      <text:p text:style-name="P56">SON PARAMS: <text:s/>pid=165060 <text:s/>ppid=165059</text:p>
      <text:p text:style-name="P56"/>
      <text:p text:style-name="P56"/>
      <text:p text:style-name="P56"/>
      <text:p text:style-name="P56">Child proccess is finished with status 0</text:p>
      <text:p text:style-name="P56"/>
      <text:p text:style-name="P8">Анализ fork.log:</text:p>
      <text:p text:style-name="P24">165059 execve("./father", ["./father"], 0x7fffa53b3910 /* 45 vars */) = 0 <text:span text:style-name="T11">выполнение главной программы</text:span></text:p>
      <text:p text:style-name="P24"><text:soft-page-break/><text:span text:style-name="T7">165059 clone(chi</text:span>ld_stack=NULL, flags=CLONE_CHILD_CLEARTID|CLONE_CHILD_SETTID|SIGCHLD, child_tidptr=0x7c7cd5171a10<text:span text:style-name="T7">) = 165060 <text:s/></text:span><text:span text:style-name="T40"><text:s/></text:span><text:span text:style-name="T25">создание дочернего процесса с pid = 165060 — верное выполнение.</text:span></text:p>
      <text:p text:style-name="P40"><text:span text:style-name="T41">О</text:span><text:span text:style-name="T40">пишем флаги:</text:span></text:p>
      <text:p text:style-name="P40"><text:span text:style-name="T40">1. </text:span><text:span text:style-name="T4">CLONE_CHILD_CLEARTID</text:span><text:span text:style-name="T40"> - стирать идентификатор (ID) нити потомка, расположенный в ctid в памяти потомка, если потомок существует, и активизировать futex по этому адресу</text:span></text:p>
      <text:p text:style-name="P40"><text:span text:style-name="T40">2. </text:span><text:span text:style-name="T4">CLONE_CHILD_SETTID</text:span><text:span text:style-name="T40"> - Сохранить ID нити потомка, расположенный в ctid в памяти потомка. </text:span></text:p>
      <text:p text:style-name="P24"><text:span text:style-name="T7">165060 execve</text:span>("son", ["son"], 0x7ffdb0bc24c8 /* 45 vars */ &lt;unfinished ...&gt; <text:span text:style-name="T10">- </text:span><text:span text:style-name="T11">исполнение дочернего процесса</text:span></text:p>
      <text:p text:style-name="P24"><text:span text:style-name="T7">165059 clone3(</text:span>{flags=CLONE_VM|CLONE_VFORK|CLONE_CLEAR_SIGHAND, exit_signal=SIGCHLD, stack=0x7c7cd517a000, stack_size=0x9000}, 88 &lt;unfinished ...&gt;</text:p>
      <text:p text:style-name="P28">Опишем флаги:</text:p>
      <text:p text:style-name="P28">1. задан флаг <text:span text:style-name="T2">CLONE_VM</text:span>, вызывающий и дочерний процесс работают в одном пространстве памяти</text:p>
      <text:p text:style-name="P50"><text:span text:style-name="T44">2. </text:span>указан флаг <text:span text:style-name="T2">CLONE_VFORK,</text:span> выполнение вызывающего процесса приостанавливается до тех пор, пока потомок не освободит ресурсы виртуальной памяти с помощь вызова <text:a xlink:type="simple" xlink:href="https://ru.manpages.org/execve/2" text:style-name="Internet_20_link" text:visited-style-name="Visited_20_Internet_20_Link"><text:span text:style-name="T2">execve</text:span></text:a>(2) или <text:a xlink:type="simple" xlink:href="https://ru.manpages.org/_exit/2" text:style-name="Internet_20_link" text:visited-style-name="Visited_20_Internet_20_Link"><text:span text:style-name="T2">_exit</text:span></text:a>(2)</text:p>
      <text:p text:style-name="P63">3. <text:span text:style-name="T51">Если </text:span>указан флаг <text:span text:style-name="T3">CLONE_CLEAR_SIGHAND</text:span>, то все сигналы, которые обрабатываются в родительском элементе, сбрасываются до значений по умолчанию.</text:p>
      <text:p text:style-name="P63">4. <text:s/>флаг выхода -<text:span text:style-name="T3"> SIGCHLD</text:span></text:p>
      <text:p text:style-name="P36">165060 &lt;... execve resumed&gt;) <text:s text:c="11"/>= 0<text:span text:style-name="T39"> <text:s text:c="2"/>-</text:span><text:span text:style-name="T28">возобновление дочернего процесса</text:span></text:p>
      <text:p text:style-name="P24"><text:span text:style-name="T40">165061 execve("/bin/sh", ["sh", "-c", "--", </text:span>"ps -xf &gt; test5.txt"], 0x7ffdb0bc24c8 /* 45 vars */ &lt;unfinished ...&gt; <text:span text:style-name="T10">- </text:span><text:span text:style-name="T11">исполнение записи в файл</text:span></text:p>
      <text:p text:style-name="P24">165059 &lt;... clone3 resumed&gt;) <text:s text:c="11"/>= <text:s/>165061</text:p>
      <text:p text:style-name="P36">165059 wait4(165061, <text:s/>&lt;unfinished ...&gt;<text:span text:style-name="T39"> <text:s text:c="2"/></text:span><text:span text:style-name="T23">- </text:span><text:span text:style-name="T24">ожидание любого потомка с pid = 165061</text:span></text:p>
      <text:p text:style-name="P24">165061 &lt;... execve resumed&gt;) <text:s text:c="11"/>= 0</text:p>
      <text:p text:style-name="P24">165061 vfork( &lt;unfinished ...&gt;</text:p>
      <text:p text:style-name="P24">165062 execve("/usr/bin/ps", ["ps", "-xf"], 0x5d032bfedd28 /* 45 vars */ &lt;unfinished ...&gt;</text:p>
      <text:p text:style-name="P24">165061 &lt;... vfork resumed&gt;) <text:s text:c="12"/>= 165062</text:p>
      <text:p text:style-name="P36">165061 wait4(-1, <text:s/>&lt;unfinished ...<text:span text:style-name="T39">&gt; <text:s text:c="2"/>-</text:span><text:span text:style-name="T23"> </text:span><text:span text:style-name="T26">ожидание любого потомка</text:span><text:span text:style-name="T23"> <text:s text:c="6"/></text:span></text:p>
      <text:p text:style-name="P24">165062 &lt;... execve resumed&gt;) <text:s text:c="11"/>= 0</text:p>
      <text:p text:style-name="P24">165062 exit_group(0) <text:s text:c="19"/>= ?</text:p>
      <text:p text:style-name="P24">165062 +++ exited with 0 +++</text:p>
      <text:p text:style-name="P24"><text:soft-page-break/>165061 &lt;...<text:span text:style-name="T7"> wait4</text:span> resumed&gt;[{WIFEXITED(s) &amp;&amp; WEXITSTATUS(s) == 0}], 0, NULL) = 165062 </text:p>
      <text:p text:style-name="P42">WIFEXITED(status) - возвращает истинное значение, если потомок нормально завершился, то есть вызвал exit(3) или _exit(2), или вернулся из функции main(). </text:p>
      <text:p text:style-name="P42">WEXITSTATUS(status) - возвращает код завершения потомка. Он состоит из восьми младших бит аргумента status, который потомок указал при вызове exit(3) или _exit(2) или в аргументе оператора return в функции main(). Этот макрос можно использовать, только если WIFEXITED вернул истинное значение. </text:p>
      <text:p text:style-name="P24">165061 --- SIGCHLD {si_signo=SIGCHLD, si_code=CLD_EXITED, si_pid=165062, si_uid=1000, si_status=0, si_utime=0, si_stime=1} ---</text:p>
      <text:p text:style-name="P24">165061<text:span text:style-name="T7"> wait4</text:span>(-1, 0x7fff1a57fb5c, WNOHANG, NULL) = -1 ECHILD (Нет дочерних процессов)</text:p>
      <text:p text:style-name="P42">WNOHANG - означает немедленный возврат, если ни один потомок не завершил выполнение.</text:p>
      <text:p text:style-name="P24">165061 exit_group(0) <text:s text:c="19"/>= ?</text:p>
      <text:p text:style-name="P24">165061 +++ exited with 0 +++</text:p>
      <text:p text:style-name="P24">165059 &lt;... wait4 resumed&gt;[{WIFEXITED(s) &amp;&amp; WEXITSTATUS(s) == 0}], 0, NULL) = 165061</text:p>
      <text:p text:style-name="P24">165059 --- SIGCHLD {si_signo=SIGCHLD, si_code=CLD_EXITED, si_pid=165061, si_uid=1000, si_status=0, si_utime=0, si_stime=0} ---</text:p>
      <text:p text:style-name="P24">165059 wait4(-1, <text:s/>&lt;unfinished ...&gt;</text:p>
      <text:p text:style-name="P24">165060 exit_group(0) <text:s text:c="19"/>= ?</text:p>
      <text:p text:style-name="P24">165060 +++ exited with 0 +++</text:p>
      <text:p text:style-name="P24">165059 &lt;... wait4 resumed&gt;[{WIFEXITED(s) &amp;&amp; WEXITSTATUS(s) == 0}], 0, NULL) = 165060</text:p>
      <text:p text:style-name="P24">165059 --- SIGCHLD {si_signo=SIGCHLD, si_code=CLD_EXITED, si_pid=165060, si_uid=1000, si_status=0, si_utime=0, si_stime=0} ---</text:p>
      <text:p text:style-name="P24">165059 exit_group(0) <text:s text:c="19"/>= ?</text:p>
      <text:p text:style-name="P24">165059 +++ exited with 0 +++</text:p>
      <text:p text:style-name="P24"/>
      <text:p text:style-name="P15">3. Отследим многократные вызовы дочерних процессов <text:span text:style-name="T56">посредством fork()</text:span>:</text:p>
      <text:p text:style-name="P15">Название программы: task13/father.c</text:p>
      <text:p text:style-name="P57">#include &lt;stdio.h&gt;</text:p>
      <text:p text:style-name="P57">#include &lt;unistd.h&gt;</text:p>
      <text:p text:style-name="P57"><text:soft-page-break/>#include &lt;stdlib.h&gt;</text:p>
      <text:p text:style-name="P57">#include &lt;sys/types.h&gt;</text:p>
      <text:p text:style-name="P57">#include &lt;sys/wait.h&gt;</text:p>
      <text:p text:style-name="P57">#include &lt;string.h&gt;</text:p>
      <text:p text:style-name="P57"/>
      <text:p text:style-name="P57">int main(int argc, char *argv[]){</text:p>
      <text:p text:style-name="P57"><text:s text:c="4"/>int sid, pid, pid1, ppid, status;</text:p>
      <text:p text:style-name="P57"><text:s text:c="4"/>char command[50];</text:p>
      <text:p text:style-name="P57"><text:s text:c="4"/>if (argc &lt; 2) return -1;</text:p>
      <text:p text:style-name="P57"><text:s text:c="4"/>pid = getpid();</text:p>
      <text:p text:style-name="P57"><text:s text:c="4"/>ppid = getppid();</text:p>
      <text:p text:style-name="P57"><text:s text:c="4"/>sid = getsid(pid);</text:p>
      <text:p text:style-name="P57"><text:s text:c="4"/>sprintf(command, "ps xjf | grep \"STAT\\|%d\" &gt; %s", sid, argv[1]);</text:p>
      <text:p text:style-name="P57"><text:s text:c="4"/>printf("FATHER PARAMS: sid = %i <text:s/>pid=%i <text:s/>ppid=%i \n", sid, pid,ppid);</text:p>
      <text:p text:style-name="P57"><text:s text:c="4"/>if((pid1=fork())==0) execl("son1","son1", NULL);</text:p>
      <text:p text:style-name="P57"><text:s text:c="4"/>if(fork()==0) execl("son2","son2", argv[1], NULL);</text:p>
      <text:p text:style-name="P57"><text:s text:c="4"/>if(fork()==0) execl("son3","son3", NULL);</text:p>
      <text:p text:style-name="P57"><text:s text:c="4"/>system(command);</text:p>
      <text:p text:style-name="P57"><text:s text:c="4"/>waitpid(pid1, &amp;status, WNOHANG);</text:p>
      <text:p text:style-name="P57">}</text:p>
      <text:p text:style-name="P15">Название программы: task13/son1.c</text:p>
      <text:p text:style-name="P57">#include &lt;stdio.h&gt;</text:p>
      <text:p text:style-name="P57">#include &lt;unistd.h&gt;</text:p>
      <text:p text:style-name="P57"/>
      <text:p text:style-name="P57">void main(){</text:p>
      <text:p text:style-name="P57"><text:s text:c="4"/>int pid,ppid;</text:p>
      <text:p text:style-name="P57"><text:s text:c="4"/>pid=getpid();</text:p>
      <text:p text:style-name="P57"><text:s text:c="4"/>ppid=getppid();</text:p>
      <text:p text:style-name="P57"><text:s text:c="4"/>printf("SON_1 PARAMS: <text:s/>pid=%i <text:s/>ppid=%i\nFather creates and waits\n",pid,ppid);</text:p>
      <text:p text:style-name="P57"><text:s text:c="4"/>sleep(3);</text:p>
      <text:p text:style-name="P57">}</text:p>
      <text:p text:style-name="P15">son2.c и son3.c аналогичны</text:p>
      <text:p text:style-name="P15">Запустим:</text:p>
      <text:p text:style-name="P31"/>
      <text:p text:style-name="P57"><text:soft-page-break/>julia@julia-ZenBook:~/OS/lb7/task13$ strace -f -e trace=%process -ofork_3.log ./father res.txt</text:p>
      <text:p text:style-name="P57">FATHER PARAMS: sid = 156434 <text:s/>pid=173728 <text:s/>ppid=173725 </text:p>
      <text:p text:style-name="P57">SON_3 PARAMS: <text:s/>pid=173731 <text:s/>ppid=173728</text:p>
      <text:p text:style-name="P57">SON_2 PARAMS: <text:s/>pid=173730 <text:s/>ppid=173728</text:p>
      <text:p text:style-name="P57">son3 terminated–ZOMBIE</text:p>
      <text:p text:style-name="P57">Father finished before son termination without waiting for it </text:p>
      <text:p text:style-name="P57">SON_3 PARAMS: <text:s/>pid=173731 <text:s/>ppid=173728</text:p>
      <text:p text:style-name="P57">SON_1 PARAMS: <text:s/>pid=173729 <text:s/>ppid=173728</text:p>
      <text:p text:style-name="P57">Father creates and waits</text:p>
      <text:p text:style-name="P57">SON_2 PARAMS ARE CHANGED: <text:s/>pid=173730 <text:s/>ppid=1442</text:p>
      <text:p text:style-name="P31"/>
      <text:p text:style-name="P31"/>
      <text:p text:style-name="P31"/>
      <text:p text:style-name="P16">Анализ fork3.log</text:p>
      <text:p text:style-name="P32"><text:span text:style-name="T7">173728 execv</text:span>e("./father", ["./father", "res.txt"], 0x7ffe53b71168 /* 45 vars */) = 0 -<text:span text:style-name="T10">исполнение родительского процесса</text:span></text:p>
      <text:p text:style-name="P32"><text:span text:style-name="T7">173728 clone</text:span>(child_stack=NULL, flags=CLONE_CHILD_CLEARTID|CLONE_CHILD_SETTID|SIGCHLD, child_tidptr=0x7be3d4073a10) = 173729 <text:span text:style-name="T10">-создание первого дочернего процесса с pid = 173729</text:span></text:p>
      <text:p text:style-name="P41"><text:span text:style-name="T41">О</text:span><text:span text:style-name="T40">пишем флаги:</text:span></text:p>
      <text:p text:style-name="P41"><text:span text:style-name="T40">1. </text:span><text:span text:style-name="T4">CLONE_CHILD_CLEARTID</text:span><text:span text:style-name="T40"> - стирать идентификатор (ID) нити потомка, расположенный в ctid в памяти потомка, если потомок существует, и активизировать futex по этому адресу</text:span></text:p>
      <text:p text:style-name="P41"><text:span text:style-name="T29">2. CLONE_CHILD_SETTID - Сохранить ID нити потомка, расположенный в ctid в памяти потомка. </text:span></text:p>
      <text:p text:style-name="P32"><text:span text:style-name="T7">173728 clone</text:span>(child_stack=NULL, flags=CLONE_CHILD_CLEARTID|CLONE_CHILD_SETTID|SIGCHLD &lt;unfinished ...&gt;<text:span text:style-name="T10"> - создание второго дочернего процесса</text:span></text:p>
      <text:p text:style-name="P41"><text:span text:style-name="T41">О</text:span><text:span text:style-name="T40">пишем флаги:</text:span></text:p>
      <text:p text:style-name="P41"><text:span text:style-name="T40">1. </text:span><text:span text:style-name="T4">CLONE_CHILD_CLEARTID</text:span><text:span text:style-name="T40"> - стирать идентификатор (ID) нити потомка, расположенный в ctid в памяти потомка, если потомок существует, и активизировать futex по этому адресу</text:span></text:p>
      <text:p text:style-name="P41"><text:span text:style-name="T29">2. CLONE_CHILD_SETTID - Сохранить ID нити потомка, расположенный в ctid в памяти потомка. </text:span></text:p>
      <text:p text:style-name="P32"><text:span text:style-name="T7">173729 execve</text:span>("son1", ["son1"], 0x7ffefc5317b0 /* 45 vars */ &lt;unfinished ...&gt; <text:span text:style-name="T10">-исполнение первого дочернего</text:span></text:p>
      <text:p text:style-name="P32"><text:soft-page-break/>173728 &lt;... clone resumed&gt;, child_tidptr=0x7be3d4073a10) = 173730<text:span text:style-name="T10"> — pid = 173730 присвоен после исполнения первого процесса второму процессу</text:span></text:p>
      <text:p text:style-name="P32"><text:span text:style-name="T7">173728 clone</text:span>(child_stack=NULL, flags=CLONE_CHILD_CLEARTID|CLONE_CHILD_SETTID|SIGCHLD &lt;unfinished ...&gt; <text:span text:style-name="T10">создание третьего дочернего процесса</text:span></text:p>
      <text:p text:style-name="P41"><text:span text:style-name="T41">О</text:span><text:span text:style-name="T40">пишем флаги:</text:span></text:p>
      <text:p text:style-name="P41"><text:span text:style-name="T40">1. </text:span><text:span text:style-name="T4">CLONE_CHILD_CLEARTID</text:span><text:span text:style-name="T40"> - стирать идентификатор (ID) нити потомка, расположенный в ctid в памяти потомка, если потомок существует, и активизировать futex по этому адресу</text:span></text:p>
      <text:p text:style-name="P41"><text:span text:style-name="T29">2. CLONE_CHILD_SETTID - Сохранить ID нити потомка, расположенный в ctid в памяти потомка. </text:span></text:p>
      <text:p text:style-name="P32"><text:span text:style-name="T7">173730 execve</text:span>("son2", ["son2", "res.txt"], 0x7ffefc5317b0 /* 45 vars */ &lt;unfinished ...&gt; <text:span text:style-name="T10">исполнение второго дочернего процесса</text:span></text:p>
      <text:p text:style-name="P32">173728 &lt;... clone resumed&gt;, child_tidptr=0x7be3d4073a10) = 173731 <text:span text:style-name="T10">-pid = 173731 присвоен после исполнения второго процесса для третьего</text:span></text:p>
      <text:p text:style-name="P32"><text:span text:style-name="T7">173731 execve</text:span>("son3", ["son3"], 0x7ffefc5317b0 /* 45 vars */ &lt;unfinished ...&gt;</text:p>
      <text:p text:style-name="P32">173729 &lt;... execve resumed&gt;) <text:s text:c="11"/>= 0 <text:span text:style-name="T10">-исполнение </text:span><text:span text:style-name="T13">первого дочернего</text:span><text:span text:style-name="T10"> процесса</text:span></text:p>
      <text:p text:style-name="P32"><text:span text:style-name="T7">173728 clone3</text:span>({flags=CLONE_VM|CLONE_VFORK|CLONE_CLEAR_SIGHAND, exit_signal=SIGCHLD, stack=0x7be3d407c000, stack_size=0x9000}, 88 &lt;unfinished ...&gt;</text:p>
      <text:p text:style-name="P29">Опишем флаги:</text:p>
      <text:p text:style-name="P29">1. задан флаг <text:span text:style-name="T2">CLONE_VM</text:span>, вызывающий и дочерний процесс работают в одном пространстве памяти</text:p>
      <text:p text:style-name="P51"><text:span text:style-name="T44">2. </text:span>указан флаг <text:span text:style-name="T2">CLONE_VFORK,</text:span> выполнение вызывающего процесса приостанавливается до тех пор, пока потомок не освободит ресурсы виртуальной памяти с помощь вызова <text:a xlink:type="simple" xlink:href="https://ru.manpages.org/execve/2" text:style-name="Internet_20_link" text:visited-style-name="Visited_20_Internet_20_Link"><text:span text:style-name="T2">execve</text:span></text:a>(2) или <text:a xlink:type="simple" xlink:href="https://ru.manpages.org/_exit/2" text:style-name="Internet_20_link" text:visited-style-name="Visited_20_Internet_20_Link"><text:span text:style-name="T2">_exit</text:span></text:a>(2)</text:p>
      <text:p text:style-name="P64">3. <text:span text:style-name="T51">Если </text:span>указан флаг <text:span text:style-name="T3">CLONE_CLEAR_SIGHAND</text:span>, то все сигналы, которые обрабатываются в родительском элементе, сбрасываются до значений по умолчанию.</text:p>
      <text:p text:style-name="P29">4. <text:s/>флаг выхода -<text:span text:style-name="T3"> SIGCHLD</text:span></text:p>
      <text:p text:style-name="P33">173730 &lt;... execve resumed&gt;) <text:s text:c="11"/>= 0-<text:span text:style-name="T10">исполнение </text:span><text:span text:style-name="T13">второго дочернего</text:span><text:span text:style-name="T10"> процесса</text:span></text:p>
      <text:p text:style-name="P33">173731 &lt;... execve resumed&gt;) <text:s text:c="11"/>= 0 -<text:span text:style-name="T10">исполнение </text:span><text:span text:style-name="T13">третьего дочернего</text:span><text:span text:style-name="T10"> процесса</text:span></text:p>
      <text:p text:style-name="P32"><text:span text:style-name="T7">173732 execve</text:span>("/bin/sh", ["sh", "-c", "--", "ps xjf | grep \"STAT\\|156434\" &gt; r"...], 0x7ffefc5317b0 /* 45 vars */ &lt;unfinished ...&gt; -<text:span text:style-name="T13">исполнение записи в файл</text:span></text:p>
      <text:p text:style-name="P32">173728 &lt;... clone3 resumed&gt;) <text:s text:c="11"/>= 173732</text:p>
      <text:p text:style-name="P32"><text:span text:style-name="T7">173728 wait4</text:span>(173732, <text:s/>&lt;unfinished ...&gt; -<text:span text:style-name="T13">родитель ждет потомка с pid=173732</text:span></text:p>
      <text:p text:style-name="P32">173732 &lt;... execve resumed&gt;) <text:s text:c="11"/>= 0</text:p>
      <text:p text:style-name="P32"/>
      <text:p text:style-name="P32"><text:soft-page-break/>173731 exit_group(39) <text:s text:c="18"/>= ?</text:p>
      <text:p text:style-name="P32"><text:span text:style-name="T7">173731 +++ exited with 39 +</text:span>++ <text:span text:style-name="T10">-</text:span><text:span text:style-name="T14">завершение третьего потомка</text:span></text:p>
      <text:p text:style-name="P32"><text:span text:style-name="T14"/></text:p>
      <text:p text:style-name="P32"><text:span text:style-name="T7">173732 clone</text:span>(child_stack=NULL, flags=CLONE_CHILD_CLEARTID|CLONE_CHILD_SETTID|SIGCHLD, child_tidptr=0x7f38f27c5a10) = 173733 <text:span text:style-name="T10">-</text:span><text:span text:style-name="T15">создает дочерний процесс с pid=173733</text:span></text:p>
      <text:p text:style-name="P32"><text:span text:style-name="T7">173733 execve</text:span>("/usr/bin/ps", ["ps", "xjf"], 0x64f401db6d38 /* 45 vars */ &lt;unfinished ...&gt; -<text:span text:style-name="T15">исполнение записи в файл</text:span></text:p>
      <text:p text:style-name="P34">173732 clone(child_stack=NULL, flags=CLONE_CHILD_CLEARTID|CLONE_CHILD_SETTID|SIGCHLD, child_tidptr=0x7f38f27c5a10) = 173734 -<text:span text:style-name="T10">-</text:span><text:span text:style-name="T15">создает дочерний процесс с pid=173734</text:span></text:p>
      <text:p text:style-name="P33"><text:span text:style-name="T7">173732 wait4</text:span>(-1, <text:s/>&lt;unfinished ...&gt;<text:span text:style-name="T42">-</text:span><text:span text:style-name="T30"> </text:span><text:span text:style-name="T27">ожидание любого потомка</text:span><text:span text:style-name="T30"> <text:s text:c="6"/></text:span></text:p>
      <text:p text:style-name="P32">173733 &lt;... execve resumed&gt;) <text:s text:c="11"/>= 0</text:p>
      <text:p text:style-name="P32"><text:span text:style-name="T7">173734 execve(</text:span>"/usr/bin/grep", ["grep", "STAT\\|156434"], 0x64f401db6d80 /* 45 vars */) = 0 -<text:span text:style-name="T15">исполнение записи в файл</text:span></text:p>
      <text:p text:style-name="P32">173733 exit_group(0) <text:s text:c="19"/>= ?</text:p>
      <text:p text:style-name="P32">173734 exit_group(0) <text:s text:c="19"/>= ?</text:p>
      <text:p text:style-name="P32"><text:span text:style-name="T7">173734 +++ exited with 0 +++ </text:span>- <text:span text:style-name="T15">завершение процесса 173734</text:span></text:p>
      <text:p text:style-name="P32"/>
      <text:p text:style-name="P32"><text:span text:style-name="T7">173732 &lt;... wait4</text:span> resumed&gt;[{WIFEXITED(s) &amp;&amp; WEXITSTATUS(s) == 0}], 0, NULL) = 173734</text:p>
      <text:p text:style-name="P43">WIFEXITED(status) - возвращает истинное значение, если потомок нормально завершился, то есть вызвал exit(3) или _exit(2), или вернулся из функции main(). </text:p>
      <text:p text:style-name="P43"><text:span text:style-name="T54">WEXITSTATUS</text:span>(status) - возвращает код завершения потомка. Он состоит из восьми младших бит аргумента status, который потомок указал при вызове exit(3) или _exit(2) или в аргументе оператора return в функции main(). Этот макрос можно использовать, только если WIFEXITED вернул истинное значение. </text:p>
      <text:p text:style-name="P32">173732 --- SIGCHLD {si_signo=SIGCHLD, si_code=CLD_EXITED, si_pid=173734, si_uid=1000, si_status=0, si_utime=0, si_stime=1} ---</text:p>
      <text:p text:style-name="P32"><text:span text:style-name="T7">173732 wait4(</text:span>-1, <text:s/>&lt;unfinished ...&gt; -<text:span text:style-name="T15">ожидание любого потомка</text:span></text:p>
      <text:p text:style-name="P32">173733 +++ exited with 0 +++ <text:span text:style-name="T10">-</text:span><text:span text:style-name="T15">завершение потомка 173733</text:span></text:p>
      <text:p text:style-name="P32"><text:span text:style-name="T7">173732 &lt;... wait4 resumed&gt;</text:span>[{WIFEXITED(s) &amp;&amp; WEXITSTATUS(s) == 0}], 0, NULL) = 173733</text:p>
      <text:p text:style-name="P43">WIFEXITED(status) - возвращает истинное значение, если потомок нормально завершился, то есть вызвал exit(3) или _exit(2), или вернулся из функции main(). </text:p>
      <text:p text:style-name="P43"><text:soft-page-break/>WEXITSTATUS(status) - возвращает код завершения потомка. Он состоит из восьми младших бит аргумента status, который потомок указал при вызове exit(3) или _exit(2) или в аргументе оператора return в функции main(). Этот макрос можно использовать, только если WIFEXITED вернул истинное значение. </text:p>
      <text:p text:style-name="P32">173732 --- SIGCHLD {si_signo=SIGCHLD, si_code=CLD_EXITED, si_pid=173733, si_uid=1000, si_status=0, si_utime=0, si_stime=8} ---</text:p>
      <text:p text:style-name="P32"><text:span text:style-name="T7">173732 wait4(-</text:span>1, 0x7fff6b16dacc, WNOHANG, NULL) = -1 ECHILD (Нет дочерних процессов)</text:p>
      <text:p text:style-name="P32">173732 exit_group(0) <text:s text:c="19"/>= ?</text:p>
      <text:p text:style-name="P32">173732 +++ exited with 0 +++ -<text:span text:style-name="T15">завершение потомка 173732</text:span></text:p>
      <text:p text:style-name="P32"><text:span text:style-name="T15"/></text:p>
      <text:p text:style-name="P32"><text:span text:style-name="T7">173728 &lt;... wait4 resumed&gt;</text:span>[{WIFEXITED(s) &amp;&amp; WEXITSTATUS(s) == 0}], 0, NULL) = 173732</text:p>
      <text:p text:style-name="P43">WIFEXITED(status) - возвращает истинное значение, если потомок нормально завершился, то есть вызвал exit(3) или _exit(2), или вернулся из функции main(). </text:p>
      <text:p text:style-name="P43">WEXITSTATUS(status) - возвращает код завершения потомка. Он состоит из восьми младших бит аргумента status, который потомок указал при вызове exit(3) или _exit(2) или в аргументе оператора return в функции main(). Этот макрос можно использовать, только если WIFEXITED вернул истинное значение. </text:p>
      <text:p text:style-name="P43"/>
      <text:p text:style-name="P32">173728 --- SIGCHLD {si_signo=SIGCHLD, si_code=CLD_EXITED, si_pid=173731, si_uid=1000, si_status=39, si_utime=0, si_stime=0} ---</text:p>
      <text:p text:style-name="P32"><text:span text:style-name="T7">173728 wait4(173729</text:span>, 0x7ffefc53162c, WNOHANG, NULL) = 0 <text:span text:style-name="T10">-</text:span><text:span text:style-name="T15">ожидание потомка с pid = 173729</text:span></text:p>
      <text:p text:style-name="P32">173728 exit_group(0) <text:s text:c="19"/>= ?</text:p>
      <text:p text:style-name="P32">173728 +++ exited with 0 +++ <text:span text:style-name="T10">-</text:span><text:span text:style-name="T15">завершение процесса 173728</text:span></text:p>
      <text:p text:style-name="P32">173729 exit_group(0) <text:s text:c="19"/>= ?</text:p>
      <text:p text:style-name="P34">173729 +++ exited with 0 +++<text:span text:style-name="T10">-</text:span><text:span text:style-name="T15">завершение процесса 173729</text:span></text:p>
      <text:p text:style-name="P34"><text:span text:style-name="T15"/></text:p>
      <text:p text:style-name="P32"><text:span text:style-name="T7">173730 clone3({</text:span>flags=CLONE_VM|CLONE_VFORK|CLONE_CLEAR_SIGHAND, exit_signal=SIGCHLD, stack=0x7760d9293000, stack_size=0x9000}, 88 &lt;unfinished ...&gt;</text:p>
      <text:p text:style-name="P32"><text:span text:style-name="T7">173764 execve(</text:span>"/bin/sh", ["sh", "-c", "--", "ps xjf | grep son2 &gt;&gt; res.txt"], 0x7ffee1512050 /* 45 vars */ &lt;unfinished ...&gt; <text:span text:style-name="T10">-</text:span><text:span text:style-name="T15">исполнение записи в файл</text:span></text:p>
      <text:p text:style-name="P32">173730 &lt;... clone3 resumed&gt;) <text:s text:c="11"/>= 173764 <text:span text:style-name="T10">-</text:span><text:span text:style-name="T15">создание процесса 173764</text:span></text:p>
      <text:p text:style-name="P32">173764 &lt;... execve resumed&gt;) <text:s text:c="11"/>= 0</text:p>
      <text:p text:style-name="P32"><text:soft-page-break/><text:span text:style-name="T7">173730 wait4(</text:span>173764, <text:s/>&lt;unfinished ...&gt; <text:span text:style-name="T15">ожидание процесса с pid = 173764</text:span></text:p>
      <text:p text:style-name="P34"><text:span text:style-name="T7">173764 clone</text:span>(child_stack=NULL, flags=CLONE_CHILD_CLEARTID|CLONE_CHILD_SETTID|SIGCHLD, child_tidptr=0x74db8e4fba10) = 173765 <text:span text:style-name="T10">-</text:span><text:span text:style-name="T15">создание процесса 173765</text:span></text:p>
      <text:p text:style-name="P32"><text:span text:style-name="T7">173764 clone</text:span>(child_stack=NULL, flags=CLONE_CHILD_CLEARTID|CLONE_CHILD_SETTID|SIGCHLD &lt;unfinished ...&gt;</text:p>
      <text:p text:style-name="P32"><text:span text:style-name="T7">173765 execve("</text:span>/usr/bin/ps", ["ps", "xjf"], 0x5bea322ccd38 /* 45 vars */ &lt;unfinished ...&gt; -<text:span text:style-name="T15">исполнение записи в файл </text:span><text:span text:style-name="T16">процессов</text:span></text:p>
      <text:p text:style-name="P34">173764 &lt;... clone resumed&gt;, child_tidptr=0x74db8e4fba10) = 173766 <text:span text:style-name="T10">-</text:span><text:span text:style-name="T15">создание процесса 173766</text:span></text:p>
      <text:p text:style-name="P32"><text:span text:style-name="T7">173764 wait4(-1</text:span>, <text:s/>&lt;unfinished ...&gt; -<text:span text:style-name="T15">ожидание любого потомка</text:span></text:p>
      <text:p text:style-name="P32">173765 &lt;... execve resumed&gt;) <text:s text:c="11"/>= 0</text:p>
      <text:p text:style-name="P32"><text:span text:style-name="T7">173766 execve(</text:span>"/usr/bin/grep", ["grep", "son2"], 0x5bea322ccda8 /* 45 vars */) = 0 -<text:span text:style-name="T16">запись в файл grep</text:span></text:p>
      <text:p text:style-name="P32">173765 exit_group(0) <text:s text:c="19"/>= ?</text:p>
      <text:p text:style-name="P32">173766 exit_group(0) <text:s text:c="19"/>= ?</text:p>
      <text:p text:style-name="P35">173766 +++ exited with 0 +++ <text:span text:style-name="T10">-</text:span><text:span text:style-name="T15">завершение процесса 1737</text:span><text:span text:style-name="T16">66</text:span></text:p>
      <text:p text:style-name="P35">173765 +++ exited with 0 +++<text:span text:style-name="T10">-</text:span><text:span text:style-name="T15">завершение процесса 1737</text:span><text:span text:style-name="T16">65</text:span></text:p>
      <text:p text:style-name="P32"><text:span text:style-name="T7">173764 &lt;... wait4 resumed&gt;[{</text:span>WIFEXITED(s) &amp;&amp; WEXITSTATUS(s) == 0}], 0, NULL) = 173766</text:p>
      <text:p text:style-name="P43">WIFEXITED(status) - возвращает истинное значение, если потомок нормально завершился, то есть вызвал exit(3) или _exit(2), или вернулся из функции main(). </text:p>
      <text:p text:style-name="P43">WEXITSTATUS(status) - возвращает код завершения потомка. Он состоит из восьми младших бит аргумента status, который потомок указал при вызове exit(3) или _exit(2) или в аргументе оператора return в функции main(). Этот макрос можно использовать, только если WIFEXITED вернул истинное значение. </text:p>
      <text:p text:style-name="P32">173764 --- SIGCHLD {si_signo=SIGCHLD, si_code=CLD_EXITED, si_pid=173766, si_uid=1000, si_status=0, si_utime=0, si_stime=0} ---</text:p>
      <text:p text:style-name="P32"><text:span text:style-name="T7">173764 wait4</text:span>(-1, [{WIFEXITED(s) &amp;&amp; WEXITSTATUS(s) == 0}], 0, NULL) = 173765</text:p>
      <text:p text:style-name="P43">WIFEXITED(status) - возвращает истинное значение, если потомок нормально завершился, то есть вызвал exit(3) или _exit(2), или вернулся из функции main(). </text:p>
      <text:p text:style-name="P43">WEXITSTATUS(status) - возвращает код завершения потомка. Он состоит из восьми младших бит аргумента status, который потомок указал при вызове exit(3) или _exit(2) или в аргументе оператора return в функции main(). Этот макрос можно использовать, только если WIFEXITED вернул истинное значение. </text:p>
      <text:p text:style-name="P32"><text:soft-page-break/>173764 wait4(-1, 0x7ffda208223c, WNOHANG, NULL) = -1 ECHILD (Нет дочерних процессов)</text:p>
      <text:p text:style-name="P32">173764 exit_group(0) <text:s text:c="19"/>= ?</text:p>
      <text:p text:style-name="P32">173764 +++ exited with 0 +++</text:p>
      <text:p text:style-name="P32"><text:span text:style-name="T7">173730 &lt;... wait4 resume</text:span>d&gt;[{WIFEXITED(s) &amp;&amp; WEXITSTATUS(s) == 0}], 0, NULL) = 173764</text:p>
      <text:p text:style-name="P43">WIFEXITED(status) - возвращает истинное значение, если потомок нормально завершился, то есть вызвал exit(3) или _exit(2), или вернулся из функции main(). </text:p>
      <text:p text:style-name="P43">WEXITSTATUS(status) - возвращает код завершения потомка. Он состоит из восьми младших бит аргумента status, который потомок указал при вызове exit(3) или _exit(2) или в аргументе оператора return в функции main(). Этот макрос можно использовать, только если WIFEXITED вернул истинное значение. </text:p>
      <text:p text:style-name="P32">173730 --- SIGCHLD {si_signo=SIGCHLD, si_code=CLD_EXITED, si_pid=173764, si_uid=1000, si_status=0, si_utime=0, si_stime=1} ---</text:p>
      <text:p text:style-name="P32">173730 exit_group(0) <text:s text:c="19"/>= ?</text:p>
      <text:p text:style-name="P35">173730 +++ exited with 0 +++ <text:span text:style-name="T10">-</text:span><text:span text:style-name="T15">завершение процесса 1737</text:span><text:span text:style-name="T16">30</text:span></text:p>
      <text:p text:style-name="P31"/>
      <text:p text:style-name="P17">3. <text:span text:style-name="T52">Отслеживание сигналов </text:span><text:span text:style-name="T56">посланных в программе</text:span></text:p>
      <text:p text:style-name="P18">Название программы: task4.c</text:p>
      <text:p text:style-name="P58">#include &lt;stdio.h&gt; </text:p>
      <text:p text:style-name="P58">#include &lt;signal.h&gt; </text:p>
      <text:p text:style-name="P58">#include &lt;sys/types.h&gt; </text:p>
      <text:p text:style-name="P58">#include &lt;sys/stat.h&gt; </text:p>
      <text:p text:style-name="P58">#include &lt;unistd.h&gt; </text:p>
      <text:p text:style-name="P58">#include &lt;stdlib.h&gt; </text:p>
      <text:p text:style-name="P58">#include &lt;fcntl.h&gt; <text:s/></text:p>
      <text:p text:style-name="P58"/>
      <text:p text:style-name="P58">void handler(int sig) { </text:p>
      <text:p text:style-name="P58"><text:s text:c="4"/>if(sig == SIGUSR1) { </text:p>
      <text:p text:style-name="P58"><text:s text:c="8"/>printf("SIGUSR1 catched, sending SIGUSR2\n"); </text:p>
      <text:p text:style-name="P58"><text:s text:c="8"/>kill(getpid(), SIGUSR2);</text:p>
      <text:p text:style-name="P58"><text:s text:c="8"/>printf("Sleep SIGUSR1\n");</text:p>
      <text:p text:style-name="P58"><text:s text:c="8"/>sleep(10);</text:p>
      <text:p text:style-name="P58"><text:s text:c="4"/>}</text:p>
      <text:p text:style-name="P58"><text:s text:c="4"/>else if (sig == SIGUSR2){</text:p>
      <text:p text:style-name="P58"><text:s text:c="8"/>printf("SIGUSR2 catched\n"); </text:p>
      <text:p text:style-name="P58"><text:soft-page-break/><text:s text:c="8"/>sleep(5);</text:p>
      <text:p text:style-name="P58"><text:s text:c="8"/>printf("Send SIGUSR1\n");</text:p>
      <text:p text:style-name="P58"><text:s text:c="8"/>kill(getpid(), SIGINT);</text:p>
      <text:p text:style-name="P58"><text:s text:c="4"/>}</text:p>
      <text:p text:style-name="P58"><text:s text:c="4"/>else if (sig == SIGINT){</text:p>
      <text:p text:style-name="P58"><text:s text:c="8"/>printf("Catch SIGINT\n");</text:p>
      <text:p text:style-name="P58"><text:s text:c="8"/>exit(-1);</text:p>
      <text:p text:style-name="P58"><text:s text:c="4"/>}</text:p>
      <text:p text:style-name="P58"><text:s text:c="4"/>else{</text:p>
      <text:p text:style-name="P58"><text:s text:c="8"/>printf("Catched bad signal %d\n",sig); </text:p>
      <text:p text:style-name="P58"><text:s text:c="8"/>return; </text:p>
      <text:p text:style-name="P58"><text:s text:c="4"/>} <text:s/></text:p>
      <text:p text:style-name="P58">} </text:p>
      <text:p text:style-name="P58"/>
      <text:p text:style-name="P58">int main() { </text:p>
      <text:p text:style-name="P58"><text:s text:c="4"/>struct sigaction act; </text:p>
      <text:p text:style-name="P58"><text:s text:c="4"/>act.sa_handler = handler; </text:p>
      <text:p text:style-name="P58"><text:s text:c="4"/>sigemptyset(&amp;act.sa_mask); </text:p>
      <text:p text:style-name="P58"><text:s text:c="4"/>act.sa_flags = 0; </text:p>
      <text:p text:style-name="P58"/>
      <text:p text:style-name="P58"><text:s text:c="4"/>sigaddset(&amp;act.sa_mask,SIGUSR1); </text:p>
      <text:p text:style-name="P58"><text:s text:c="4"/>sigaddset(&amp;act.sa_mask,SIGUSR2); </text:p>
      <text:p text:style-name="P58"><text:s text:c="4"/>sigaddset(&amp;act.sa_mask,SIGINT); </text:p>
      <text:p text:style-name="P58"/>
      <text:p text:style-name="P58"><text:s text:c="4"/>if(sigaction(SIGUSR1,&amp;act,NULL) &lt; 0) return 1; </text:p>
      <text:p text:style-name="P58"><text:s text:c="4"/>if(sigaction(SIGUSR2,&amp;act,NULL) &lt; 0) return 1;</text:p>
      <text:p text:style-name="P58"><text:s text:c="4"/>if(sigaction(SIGINT,&amp;act,NULL) &lt; 0) return 1;</text:p>
      <text:p text:style-name="P58"/>
      <text:p text:style-name="P58"><text:s text:c="4"/>kill(getpid(), SIGUSR1);</text:p>
      <text:p text:style-name="P58"><text:s text:c="4"/>// for(;;) { </text:p>
      <text:p text:style-name="P58"><text:s text:c="4"/>// <text:s text:c="4"/>pause(); </text:p>
      <text:p text:style-name="P58"><text:s text:c="4"/>// } </text:p>
      <text:p text:style-name="P58"><text:s text:c="4"/>return 0; <text:s text:c="2"/></text:p>
      <text:p text:style-name="P58">} </text:p>
      <text:p text:style-name="P25"/>
      <text:p text:style-name="P25">Запускаем:</text:p>
      <text:p text:style-name="P58">julia@julia-ZenBook:~/OS/lb7$ gcc task4.c -o task</text:p>
      <text:p text:style-name="P58">julia@julia-ZenBook:~/OS/lb7$ gcc task4.c -o task</text:p>
      <text:p text:style-name="P58"><text:soft-page-break/>julia@julia-ZenBook:~/OS/lb7$ strace -f -e trace=%process -osignal.log ./task</text:p>
      <text:p text:style-name="P58">SIGUSR1 catched, sending SIGUSR2</text:p>
      <text:p text:style-name="P58">Sleep SIGUSR1</text:p>
      <text:p text:style-name="P58">SIGUSR2 catched</text:p>
      <text:p text:style-name="P58">Send SIGUSR1</text:p>
      <text:p text:style-name="P58">Catch SIGINT</text:p>
      <text:p text:style-name="P25"/>
      <text:p text:style-name="P25"/>
      <text:p text:style-name="P17">Анализ signal.log:</text:p>
      <text:p text:style-name="P25"><text:span text:style-name="T7">169514 execve</text:span>("./task", ["./task"], 0x7fff42e4ad60 /* 45 vars */) = 0 <text:span text:style-name="T10">-</text:span><text:span text:style-name="T12">исполнение программы</text:span></text:p>
      <text:p text:style-name="P25"><text:span text:style-name="T7">169514 kill(</text:span>169514, SIGUSR1) <text:s text:c="8"/><text:span text:style-name="T7"><text:s text:c="3"/>= 0</text:span><text:span text:style-name="T40"> <text:s/></text:span><text:span text:style-name="T29">-</text:span><text:span text:style-name="T31">процессу с pid = 169514 послан сигнал SIGUSR1 успешно(возвращено 0)</text:span></text:p>
      <text:p text:style-name="P25">169514 --- SIGUSR1 {si_signo=SIGUSR1, si_code=SI_USER, si_pid=169514, si_uid=1000} --- <text:s/>-<text:span text:style-name="T17">структура сигнала</text:span></text:p>
      <text:p text:style-name="P26"><text:span text:style-name="T7">169514 kill</text:span>(169514, SIGUSR2) <text:s text:c="6"/><text:span text:style-name="T7"><text:s text:c="5"/>= 0 </text:span><text:span text:style-name="T29">-</text:span><text:span text:style-name="T31">процессу с pid = 169514 послан сигнал SIGUSR2 успешно(возвращено 0)</text:span></text:p>
      <text:p text:style-name="P26">169514 --- SIGUSR2 {si_signo=SIGUSR2, si_code=SI_USER, si_pid=169514, si_uid=1000} --- <text:s/>-<text:span text:style-name="T17">структура сигнала</text:span></text:p>
      <text:p text:style-name="P26"><text:span text:style-name="T7">169514 kill</text:span>(169514, SIGINT) <text:s text:c="11"/><text:span text:style-name="T7"><text:s/>= 0 </text:span><text:span text:style-name="T29">-</text:span><text:span text:style-name="T31">процессу с pid = 169514 послан сигнал SIGINT успешно(возвращено 0)</text:span></text:p>
      <text:p text:style-name="P26">169514 --- SIGINT {si_signo=SIGINT, si_code=SI_USER, si_pid=169514, si_uid=1000} --- <text:s/>-<text:span text:style-name="T17">структура сигнала</text:span></text:p>
      <text:p text:style-name="P25">169514 exit_group(-1) <text:s text:c="18"/>= ?</text:p>
      <text:p text:style-name="P25">169514 +++ exited with 255 +++ <text:span text:style-name="T10">-</text:span><text:span text:style-name="T17">завершение программы</text:span></text:p>
      <text:p text:style-name="P27"/>
      <text:p text:style-name="P10">5. Отслеживание порождения потоков<text:span text:style-name="T56">(нитей)</text:span></text:p>
      <text:p text:style-name="P10">Название программы: task18.c</text:p>
      <text:p text:style-name="P59">#include &lt;signal.h&gt;</text:p>
      <text:p text:style-name="P59">#include &lt;pthread.h&gt;</text:p>
      <text:p text:style-name="P59">#include &lt;stdio.h&gt;</text:p>
      <text:p text:style-name="P59">#include &lt;stdlib.h&gt;</text:p>
      <text:p text:style-name="P59">#include &lt;time.h&gt;</text:p>
      <text:p text:style-name="P59">#include &lt;unistd.h&gt;</text:p>
      <text:p text:style-name="P59"/>
      <text:p text:style-name="P59"><text:soft-page-break/>pthread_t t1,t2;</text:p>
      <text:p text:style-name="P59">void* thread1(){</text:p>
      <text:p text:style-name="P59"><text:s text:c="4"/>printf("Thread_1 is started\n");</text:p>
      <text:p text:style-name="P59"><text:s text:c="4"/>// здесь код,который должна выполнять нить // <text:s text:c="2"/></text:p>
      <text:p text:style-name="P59"><text:s text:c="4"/>time_t start;</text:p>
      <text:p text:style-name="P59"><text:s text:c="4"/>start = time(NULL);</text:p>
      <text:p text:style-name="P59"><text:s text:c="4"/>int n = 1;</text:p>
      <text:p text:style-name="P59"><text:s text:c="4"/>for (int i = 0; i &lt; 2; i++){</text:p>
      <text:p text:style-name="P59"><text:s text:c="8"/>time_t end = time(NULL);</text:p>
      <text:p text:style-name="P59"><text:s text:c="8"/>system("ps axhf &gt; thread1.txt");</text:p>
      <text:p text:style-name="P59"><text:s text:c="8"/>printf("thread1 n = %d, time = %ld\n", n *= 2, end - start);</text:p>
      <text:p text:style-name="P59"><text:s text:c="8"/>sleep(5);</text:p>
      <text:p text:style-name="P59"><text:s text:c="4"/>}</text:p>
      <text:p text:style-name="P59">}</text:p>
      <text:p text:style-name="P59">void* thread2(){</text:p>
      <text:p text:style-name="P59"><text:s text:c="4"/>printf("Thread_2 is started\n");</text:p>
      <text:p text:style-name="P59"><text:s text:c="4"/>// здесь код, который должна выполнять нить 2//</text:p>
      <text:p text:style-name="P59"><text:s text:c="4"/>time_t start;</text:p>
      <text:p text:style-name="P59"><text:s text:c="4"/>start = time(NULL);</text:p>
      <text:p text:style-name="P59"><text:s text:c="4"/>int n = 1;</text:p>
      <text:p text:style-name="P59"><text:s text:c="4"/>for (int i = 0; i &lt; 2; i++){</text:p>
      <text:p text:style-name="P59"><text:s text:c="8"/>time_t end = time(NULL);</text:p>
      <text:p text:style-name="P59"><text:s text:c="8"/>system("ps axhf &gt; thread2.txt");</text:p>
      <text:p text:style-name="P59"><text:s text:c="8"/>printf("thread2 n = %d, time = %ld\n", n *= 2, end - start);</text:p>
      <text:p text:style-name="P59"><text:s text:c="8"/>sleep(1);</text:p>
      <text:p text:style-name="P59"><text:s text:c="4"/>}</text:p>
      <text:p text:style-name="P59"><text:s text:c="4"/>system("ps axhf &gt; thread2.txt");</text:p>
      <text:p text:style-name="P59">}</text:p>
      <text:p text:style-name="P59"/>
      <text:p text:style-name="P59">void main(){</text:p>
      <text:p text:style-name="P59"><text:s text:c="4"/>system("ps axhf &gt; file.txt");</text:p>
      <text:p text:style-name="P59"><text:s text:c="4"/>pthread_create(&amp;t1, NULL, thread1, NULL);</text:p>
      <text:p text:style-name="P59"><text:s text:c="4"/>pthread_create(&amp;t2, NULL, thread2, NULL);</text:p>
      <text:p text:style-name="P59"><text:s text:c="4"/>system("ps axhf &gt;&gt; file.txt");</text:p>
      <text:p text:style-name="P59"><text:s text:c="4"/>pthread_join(t1, NULL);</text:p>
      <text:p text:style-name="P59"><text:s text:c="4"/>pthread_join(t2, NULL);</text:p>
      <text:p text:style-name="P59"><text:s text:c="4"/>system("ps axhf &gt;&gt; file.txt");</text:p>
      <text:p text:style-name="P59"><text:soft-page-break/>}</text:p>
      <text:p text:style-name="P10">Запускаем программу:</text:p>
      <text:p text:style-name="P59">julia@julia-ZenBook:~/OS/lb7$ gcc task18.c -o task</text:p>
      <text:p text:style-name="P59">julia@julia-ZenBook:~/OS/lb7$ strace -f -e trace=%process -othread.log ./task</text:p>
      <text:p text:style-name="P59">Thread_1 is started</text:p>
      <text:p text:style-name="P59">Thread_2 is started</text:p>
      <text:p text:style-name="P59">thread2 n = 2, time = 0</text:p>
      <text:p text:style-name="P59">thread1 n = 2, time = 0</text:p>
      <text:p text:style-name="P59">thread2 n = 4, time = 2</text:p>
      <text:p text:style-name="P59">thread1 n = 4, time = 6</text:p>
      <text:p text:style-name="P10"/>
      <text:p text:style-name="P11">Анализ thread.log</text:p>
      <text:p text:style-name="P44"><text:span text:style-name="T7">282352 execve</text:span>("./task", ["./task"], 0x7ffd6b6d9ef0 /* 45 vars */) = 0 <text:span text:style-name="T10">-исполнение программы</text:span></text:p>
      <text:p text:style-name="P44"><text:span text:style-name="T7">282352 clone3(</text:span>{flags=CLONE_VM|CLONE_VFORK|CLONE_CLEAR_SIGHAND, exit_signal=SIGCHLD, stack=0x78f78c7b7000, stack_size=0x9000}, 88 &lt;unfinished ...&gt; <text:span text:style-name="T10">-порождение потока</text:span></text:p>
      <text:p text:style-name="P44"><text:span text:style-name="T7">282353 execve("/</text:span>bin/sh", ["sh", "-c", "--", "ps axhf &gt; file.txt"], 0x7ffeda7a1498 /* 45 vars */ &lt;unfinished ...&gt; <text:span text:style-name="T10">-исполнение записи в файл</text:span></text:p>
      <text:p text:style-name="P44">282352 &lt;... clone3 resumed&gt;) <text:s text:c="11"/>= 282353 —<text:span text:style-name="T10"> c pid = 282353</text:span></text:p>
      <text:p text:style-name="P44"><text:span text:style-name="T7">282352 wait4</text:span>(282353, <text:s/>&lt;unfinished ...&gt; -<text:span text:style-name="T10">ожидание потомка с pid = 282353</text:span></text:p>
      <text:p text:style-name="P44">282353 &lt;... execve resumed&gt;) <text:s text:c="11"/>= 0</text:p>
      <text:p text:style-name="P44"><text:span text:style-name="T7">282353 vfork( </text:span>&lt;unfinished ...&gt;</text:p>
      <text:p text:style-name="P44"><text:span text:style-name="T7">282354 execve("</text:span>/usr/bin/ps", ["ps", "axhf"], 0x620c54991d28 /* 45 vars */ &lt;unfinished ...&gt; <text:span text:style-name="T10">-запись процесса</text:span></text:p>
      <text:p text:style-name="P44">282353 &lt;... vfork resumed&gt;) <text:s text:c="12"/>= <text:span text:style-name="T7">282354</text:span><text:span text:style-name="T40"> <text:s/></text:span><text:span text:style-name="T29">-</text:span><text:span text:style-name="T32">создание процесса посредством vfork() блокирует 282353 до завершения дочернего</text:span></text:p>
      <text:p text:style-name="P44">282354 &lt;... execve resumed&gt;) <text:s text:c="11"/>= 0 -<text:span text:style-name="T10">завершение процесса</text:span></text:p>
      <text:p text:style-name="P44"><text:span text:style-name="T7">282353 wait4(-1, <text:s/></text:span>&lt;unfinished ...&gt; -<text:span text:style-name="T10">ожидание любого потомка</text:span></text:p>
      <text:p text:style-name="P44">282354 exit_group(0) <text:s text:c="19"/>= ?</text:p>
      <text:p text:style-name="P37">282354 +++ exited with 0 +++ <text:span text:style-name="T23">-завершение процесса</text:span></text:p>
      <text:p text:style-name="P37"/>
      <text:p text:style-name="P44"><text:span text:style-name="T7">282353 &lt;... wait4 resumed&gt;</text:span>[{WIFEXITED(s) &amp;&amp; WEXITSTATUS(s) == 0}], 0, NULL) = 282354 <text:span text:style-name="T10">-</text:span><text:span text:style-name="T18">завершение ожидания</text:span></text:p>
      <text:p text:style-name="P44"><text:soft-page-break/>282353 --- SIGCHLD {si_signo=SIGCHLD, si_code=CLD_EXITED, si_pid=282354, si_uid=1000, si_status=0, si_utime=0, si_stime=10} ---</text:p>
      <text:p text:style-name="P44"><text:span text:style-name="T7">282353 wait4(-1, 0</text:span>x7ffd528a445c, WNOHANG, NULL) = -1 ECHILD (Нет дочерних процессов)</text:p>
      <text:p text:style-name="P44">282353 exit_group(0) <text:s text:c="19"/>= ?</text:p>
      <text:p text:style-name="P44"><text:span text:style-name="T7">282353 +++ e</text:span>xited with 0 +++ <text:span text:style-name="T29">-завершение процесса</text:span></text:p>
      <text:p text:style-name="P44"/>
      <text:p text:style-name="P44"><text:span text:style-name="T7">282352 &lt;... wait4 resum</text:span>ed&gt;[{WIFEXITED(s) &amp;&amp; WEXITSTATUS(s) == 0}], 0, NULL) = 282353 <text:span text:style-name="T10">-</text:span><text:span text:style-name="T18">заверщение ожидания</text:span></text:p>
      <text:p text:style-name="P44">282352 --- SIGCHLD {si_signo=SIGCHLD, si_code=CLD_EXITED, si_pid=282353, si_uid=1000, si_status=0, si_utime=0, si_stime=0} ---</text:p>
      <text:p text:style-name="P44"/>
      <text:p text:style-name="P44"><text:span text:style-name="T7">282352 clone3(</text:span>{flags=CLONE_VM|CLONE_FS|CLONE_FILES|CLONE_SIGHAND|CLONE_THREAD|CLONE_SYSVSEM|CLONE_SETTLS|CLONE_PARENT_SETTID|CLONE_CHILD_CLEARTID, child_tid=0x78f78c3ff990, parent_tid=0x78f78c3ff990, exit_signal=0, stack=0x78f78bbff000, stack_size=0x7fff80, tls=0x78f78c3ff6c0} =&gt; {parent_tid=[282355]}, 88) = 282355 <text:span text:style-name="T10">-</text:span><text:span text:style-name="T18">создание нити с pid = 282355</text:span></text:p>
      <text:p text:style-name="P44"><text:span text:style-name="T7">282352 clone3</text:span>({flags=CLONE_VM|CLONE_FS|CLONE_FILES|CLONE_SIGHAND|CLONE_THREAD|CLONE_SYSVSEM|CLONE_SETTLS|CLONE_PARENT_SETTID|CLONE_CHILD_CLEARTID, child_tid=0x78f78bbfe990, parent_tid=0x78f78bbfe990, exit_signal=0, stack=0x78f78b3fe000, stack_size=0x7fff80, tls=0x78f78bbfe6c0} =&gt; {parent_tid=[282356]}, 88) = 282356 <text:span text:style-name="T10">-</text:span><text:span text:style-name="T18">создание нити с pid = 282356</text:span></text:p>
      <text:p text:style-name="P46"><text:span text:style-name="T10">Описание флагов:</text:span></text:p>
      <text:p text:style-name="P30">1. задан флаг <text:span text:style-name="T2">CLONE_VM</text:span>, вызывающий и дочерний процесс работают в одном пространстве памяти</text:p>
      <text:p text:style-name="P38">2. установлен CLONE_THREAD, дочерний процесс помещается в ту же группу потоков, что и вызывающий процесс.</text:p>
      <text:p text:style-name="P39">3. установлен CLONE_SYSVSEM, то дочерний и вызывающий процессы используют один список System V.</text:p>
      <text:p text:style-name="P39">4. CLONE_PARENT_SETTID сохраняет идентификатор дочернего потока в месте, указанном в родительском_tid. Операция сохранения завершается до того, как вызов клонирования возвращает управление пользовательское пространство</text:p>
      <text:p text:style-name="P52"><text:span text:style-name="T45">5. </text:span><text:span text:style-name="T51">установлен CLONE_FS, вызывающий и дочерний процесс используют одну и ту же информацию о файловой системе. Сюда входят корень файловой системы, текущий рабочий </text:span><text:soft-page-break/><text:span text:style-name="T51">каталог и маска. Любой вызов chroot(2), chdir(2) или umask(2), выполняемый вызывающим процессом или дочерним процессом также влияет на другой процесс.</text:span></text:p>
      <text:p text:style-name="P52"><text:span text:style-name="T53">6. </text:span><text:span text:style-name="T51">установлен CLONE_FILES, вызывающий процесс и дочерний процесс используют один и тот же файловый дескриптор. Любой файловый дескриптор, созданный вызывающим процессом или дочерним процессом, также является действительны в другом процессе. Аналогично, если один из процессов закрывает дескриптор файла или изменяет связанные с ним флаги (используя операцию fcntl(2) F_SETFD), другой процесс также затронутый. Если процесс, совместно использующий таблицу файловых дескрипторов, вызывает execve(2), его файловый дескриптор таблица дублируется (не используется).</text:span></text:p>
      <text:p text:style-name="P65">7. CLONE_SIGHAND установлен, вызывающий процесс и дочерний процесс используют одну и ту же таблицу сигналов.Если вызывающий процесс или дочерний процесс вызывает sigaction(2), чтобы изменить поведение. Если процесс связан с сигналом, поведение меняется и в другом процессе. Однако, вызывающий процесс и дочерние процессы по-прежнему имеют разные маски сигналов и наборы ожидающихсигналы. Таким образом, один из них может блокировать или разблокировать сигналы с помощью sigprocmask(2), не затрагивая другой процесс.</text:p>
      <text:p text:style-name="P52"><text:span text:style-name="T53">8.</text:span><text:span text:style-name="T51">CLONE_SETTLS - Дескриптор TLS (локальное хранилище потоков) имеет значение tls. В случае использования специального регистра TLS это новое значение этого регистра.</text:span></text:p>
      <text:p text:style-name="P52"/>
      <text:p text:style-name="P44"><text:span text:style-name="T7">282352 clone3({</text:span>flags=CLONE_VM|CLONE_VFORK|CLONE_CLEAR_SIGHAND, exit_signal=SIGCHLD, stack=0x78f78c7b7000, stack_size=0x9000}, 88 &lt;unfinished ...&gt;</text:p>
      <text:p text:style-name="P44"><text:span text:style-name="T7">282357 execve(</text:span>"/bin/sh", ["sh", "-c", "--", "ps axhf &gt;&gt; file.txt"], 0x7ffeda7a1498 /* 45 vars */ &lt;unfinished ...&gt; -<text:span text:style-name="T19">исполнение записи в файл</text:span></text:p>
      <text:p text:style-name="P44"><text:span text:style-name="T7">282355 clone3</text:span>({flags=CLONE_VM|CLONE_VFORK|CLONE_CLEAR_SIGHAND, exit_signal=SIGCHLD, stack=0x78f78c7a5000, stack_size=0x9000}, 88 &lt;unfinished ...&gt;</text:p>
      <text:p text:style-name="P44"><text:span text:style-name="T7">282356 clone3(</text:span>{flags=CLONE_VM|CLONE_VFORK|CLONE_CLEAR_SIGHAND, exit_signal=SIGCHLD, stack=0x78f78c79c000, stack_size=0x9000}, 88 &lt;unfinished ...&gt;</text:p>
      <text:p text:style-name="P44">282352 &lt;... clone3 resumed&gt;) <text:s text:c="10"/><text:span text:style-name="T7"><text:s/>= 282357</text:span></text:p>
      <text:p text:style-name="P44">282357 &lt;... execve resumed&gt;) <text:s text:c="11"/>= 0</text:p>
      <text:p text:style-name="P44"><text:span text:style-name="T7">282352 wait4(</text:span>282357, <text:s/>&lt;unfinished ...&gt;</text:p>
      <text:p text:style-name="P44"><text:span text:style-name="T7">282359 execve</text:span>("/bin/sh", ["sh", "-c", "--", "ps axhf &gt; thread2.txt"], 0x7ffeda7a1498 /* 45 vars */ &lt;unfinished ...&gt;<text:span text:style-name="T10"> -</text:span><text:span text:style-name="T19">исполнение записи в файл</text:span></text:p>
      <text:p text:style-name="P44"><text:span text:style-name="T7">282358 execve</text:span>("/bin/sh", ["sh", "-c", "--", "ps axhf &gt; thread1.txt"], 0x7ffeda7a1498 /* 45 vars */ &lt;unfinished ...&gt;<text:span text:style-name="T10"> -</text:span><text:span text:style-name="T19">исполнение записи в файл</text:span></text:p>
      <text:p text:style-name="P44">282356 &lt;... clone3 resumed&gt;) <text:s text:c="11"/>= 282359</text:p>
      <text:p text:style-name="P44"><text:soft-page-break/>282355 &lt;... clone3 resumed&gt;) <text:s text:c="11"/>= 282358</text:p>
      <text:p text:style-name="P44"><text:span text:style-name="T7">282356 wait4(</text:span>282359, <text:s/>&lt;unfinished ...&gt;</text:p>
      <text:p text:style-name="P44">282359 &lt;... execve resumed&gt;) <text:s text:c="11"/>= 0</text:p>
      <text:p text:style-name="P44">282358 &lt;... execve resumed&gt;) <text:s text:c="11"/>= 0</text:p>
      <text:p text:style-name="P44"><text:span text:style-name="T7">282355 wait4(</text:span>282358, <text:s/>&lt;unfinished ...&gt;</text:p>
      <text:p text:style-name="P44">282357 vfork( &lt;unfinished ...&gt;</text:p>
      <text:p text:style-name="P44">282358 vfork( &lt;unfinished ...&gt;</text:p>
      <text:p text:style-name="P44">282359 vfork( &lt;unfinished ...&gt;</text:p>
      <text:p text:style-name="P44"><text:span text:style-name="T7">282360 execve("</text:span>/usr/bin/ps", ["ps", "axhf"], 0x588bafd04d28 /* 45 vars */ &lt;unfinished ...&gt; <text:span text:style-name="T10">-</text:span><text:span text:style-name="T19">запись в процессы</text:span></text:p>
      <text:p text:style-name="P45"><text:span text:style-name="T7">282361 execve(</text:span>"/usr/bin/ps", ["ps", "axhf"], 0x582a7f221d28 /* 45 vars */ &lt;unfinished ...&gt;-<text:span text:style-name="T19">запись в процессы</text:span></text:p>
      <text:p text:style-name="P45"><text:span text:style-name="T7">282362 execve(</text:span>"/usr/bin/ps", ["ps", "axhf"], 0x5cbd0d99cd28 /* 45 vars */ &lt;unfinished ...&gt;-<text:span text:style-name="T19">запись в процессы</text:span></text:p>
      <text:p text:style-name="P44">282357 &lt;... vfork resumed&gt;) <text:s text:c="12"/>= 282360 <text:span text:style-name="T10">-</text:span><text:span text:style-name="T20">порождение потомка</text:span></text:p>
      <text:p text:style-name="P44">282358 &lt;... vfork resumed&gt;) <text:s text:c="12"/>= 282361<text:span text:style-name="T10">-</text:span><text:span text:style-name="T20">порождение потомка </text:span></text:p>
      <text:p text:style-name="P44">282360 &lt;... execve resumed&gt;) <text:s text:c="11"/>= 0</text:p>
      <text:p text:style-name="P44">282359 &lt;... vfork resumed&gt;) <text:s text:c="12"/>= 282362 -<text:span text:style-name="T20">порождение потомка</text:span></text:p>
      <text:p text:style-name="P45">282357 wait4(-1, <text:s/>&lt;unfinished ...&gt;-<text:span text:style-name="T10">ожидание любого потомка</text:span></text:p>
      <text:p text:style-name="P45">282358 wait4(-1, <text:s/>&lt;unfinished ...&gt;-<text:span text:style-name="T10">ожидание любого потомка</text:span></text:p>
      <text:p text:style-name="P44">282361 &lt;... execve resumed&gt;) <text:s text:c="11"/>= 0</text:p>
      <text:p text:style-name="P44">282362 &lt;... execve resumed&gt;) <text:s text:c="11"/>= 0</text:p>
      <text:p text:style-name="P45">282359 wait4(-1, <text:s/>&lt;unfinished ...&gt;-<text:span text:style-name="T10">ожидание любого потомка</text:span></text:p>
      <text:p text:style-name="P44">282362 exit_group(0) <text:s text:c="19"/>= ?</text:p>
      <text:p text:style-name="P44"><text:span text:style-name="T7">282362 +++</text:span> exited with 0 +++ <text:span text:style-name="T29">-завершение процесса</text:span></text:p>
      <text:p text:style-name="P44"/>
      <text:p text:style-name="P44"><text:span text:style-name="T7">282359 &lt;... wait4 resumed</text:span>&gt;[{WIFEXITED(s) &amp;&amp; WEXITSTATUS(s) == 0}], 0, NULL) = 282362</text:p>
      <text:p text:style-name="P44">282359 --- SIGCHLD {si_signo=SIGCHLD, si_code=CLD_EXITED, si_pid=282362, si_uid=1000, si_status=0, si_utime=0, si_stime=12} ---</text:p>
      <text:p text:style-name="P44">282359 wait4(-1, 0x7ffc6e0823ac, WNOHANG, NULL) = -1 ECHILD (Нет дочерних процессов)</text:p>
      <text:p text:style-name="P44">282359 exit_group(0) <text:s text:c="19"/>= ?</text:p>
      <text:p text:style-name="P44"><text:span text:style-name="T7">282359 +++ exited wi</text:span>th 0 +++ <text:span text:style-name="T29">-завершение процесса</text:span></text:p>
      <text:p text:style-name="P44"><text:soft-page-break/>282356 &lt;... wait4 resumed&gt;[{WIFEXITED(s) &amp;&amp; WEXITSTATUS(s) == 0}], 0, NULL) = 282359</text:p>
      <text:p text:style-name="P44">282356 --- SIGCHLD {si_signo=SIGCHLD, si_code=CLD_EXITED, si_pid=282359, si_uid=1000, si_status=0, si_utime=0, si_stime=0} ---</text:p>
      <text:p text:style-name="P44">282361 exit_group(0) <text:s text:c="19"/>= ?</text:p>
      <text:p text:style-name="P44"><text:span text:style-name="T7">282361 +++ exited with 0</text:span> +++ <text:span text:style-name="T29">-завершение процесса</text:span></text:p>
      <text:p text:style-name="P44"><text:span text:style-name="T29"/></text:p>
      <text:p text:style-name="P44">282358 &lt;... wait4 resumed&gt;[{WIFEXITED(s) &amp;&amp; WEXITSTATUS(s) == 0}], 0, NULL) = 282361</text:p>
      <text:p text:style-name="P44">282358 --- SIGCHLD {si_signo=SIGCHLD, si_code=CLD_EXITED, si_pid=282361, si_uid=1000, si_status=0, si_utime=1, si_stime=13} ---</text:p>
      <text:p text:style-name="P44">282358 wait4(-1, 0x7ffc0aee2e2c, WNOHANG, NULL) = -1 ECHILD (Нет дочерних процессов)</text:p>
      <text:p text:style-name="P44">282358 exit_group(0) <text:s text:c="19"/>= ?</text:p>
      <text:p text:style-name="P44"><text:span text:style-name="T7">282358 +++ exited with </text:span>0 +++ <text:span text:style-name="T29">-завершение процесса</text:span></text:p>
      <text:p text:style-name="P44"><text:span text:style-name="T29"/></text:p>
      <text:p text:style-name="P44">282356 --- SIGCHLD {si_signo=SIGCHLD, si_code=CLD_EXITED, si_pid=282358, si_uid=1000, si_status=0, si_utime=0, si_stime=0} ---</text:p>
      <text:p text:style-name="P44">282355 &lt;... wait4 resumed&gt;[{WIFEXITED(s) &amp;&amp; WEXITSTATUS(s) == 0}], 0, NULL) = 282358</text:p>
      <text:p text:style-name="P44">282360 exit_group(0) <text:s text:c="19"/>= ?</text:p>
      <text:p text:style-name="P44"><text:span text:style-name="T7">282360 +++ exited with 0 +</text:span>++ <text:span text:style-name="T29">-завершение процесса</text:span></text:p>
      <text:p text:style-name="P44"><text:span text:style-name="T29"/></text:p>
      <text:p text:style-name="P44">282357 &lt;... wait4 resumed&gt;[{WIFEXITED(s) &amp;&amp; WEXITSTATUS(s) == 0}], 0, NULL) = 282360</text:p>
      <text:p text:style-name="P44">282357 --- SIGCHLD {si_signo=SIGCHLD, si_code=CLD_EXITED, si_pid=282360, si_uid=1000, si_status=0, si_utime=1, si_stime=16} ---</text:p>
      <text:p text:style-name="P44">282357 wait4(-1, 0x7ffd2f6ff74c, WNOHANG, NULL) = -1 ECHILD (Нет дочерних процессов)</text:p>
      <text:p text:style-name="P44">282357 exit_group(0) <text:s text:c="19"/>= ?</text:p>
      <text:p text:style-name="P44"><text:span text:style-name="T7">282357 +++ exited with 0 +</text:span>++ <text:span text:style-name="T29">-завершение процесса</text:span></text:p>
      <text:p text:style-name="P44"><text:span text:style-name="T29"/></text:p>
      <text:p text:style-name="P44">282352 &lt;... wait4 resumed&gt;[{WIFEXITED(s) &amp;&amp; WEXITSTATUS(s) == 0}], 0, NULL) = 282357</text:p>
      <text:p text:style-name="P44"><text:soft-page-break/>282356 --- SIGCHLD {si_signo=SIGCHLD, si_code=CLD_EXITED, si_pid=282357, si_uid=1000, si_status=0, si_utime=0, si_stime=0} ---</text:p>
      <text:p text:style-name="P44">282356 clone3({flags=CLONE_VM|CLONE_VFORK|CLONE_CLEAR_SIGHAND, exit_signal=SIGCHLD, stack=0x78f78c7b7000, stack_size=0x9000}, 88 &lt;unfinished ...&gt;</text:p>
      <text:p text:style-name="P44">282363 execve("/bin/sh", ["sh", "-c", "--", "ps axhf &gt; thread2.txt"], 0x7ffeda7a1498 /* 45 vars */ &lt;unfinished ...&gt;</text:p>
      <text:p text:style-name="P44">282356 &lt;... clone3 resumed&gt;) <text:s text:c="11"/>= 282363</text:p>
      <text:p text:style-name="P44">282363 &lt;... execve resumed&gt;) <text:s text:c="11"/>= 0</text:p>
      <text:p text:style-name="P44">282356 wait4(282363, <text:s/>&lt;unfinished ...&gt;</text:p>
      <text:p text:style-name="P44">282363 vfork( &lt;unfinished ...&gt;</text:p>
      <text:p text:style-name="P44">282364 execve("/usr/bin/ps", ["ps", "axhf"], 0x617fc9e86d28 /* 45 vars */ &lt;unfinished ...&gt;</text:p>
      <text:p text:style-name="P44">282363 &lt;... vfork resumed&gt;) <text:s text:c="12"/>= 282364</text:p>
      <text:p text:style-name="P44">282363 wait4(-1, <text:s/>&lt;unfinished ...&gt;</text:p>
      <text:p text:style-name="P44">282364 &lt;... execve resumed&gt;) <text:s text:c="11"/>= 0</text:p>
      <text:p text:style-name="P44">282364 exit_group(0) <text:s text:c="19"/>= ?</text:p>
      <text:p text:style-name="P44"><text:span text:style-name="T7">282364 +++ exited with 0 ++</text:span>+ <text:span text:style-name="T29">-завершение процесса</text:span></text:p>
      <text:p text:style-name="P44"><text:span text:style-name="T29"/></text:p>
      <text:p text:style-name="P44">282363 &lt;... wait4 resumed&gt;[{WIFEXITED(s) &amp;&amp; WEXITSTATUS(s) == 0}], 0, NULL) = 282364</text:p>
      <text:p text:style-name="P44">282363 --- SIGCHLD {si_signo=SIGCHLD, si_code=CLD_EXITED, si_pid=282364, si_uid=1000, si_status=0, si_utime=0, si_stime=10} ---</text:p>
      <text:p text:style-name="P44">282363 wait4(-1, 0x7ffca6bd92dc, WNOHANG, NULL) = -1 ECHILD (Нет дочерних процессов)</text:p>
      <text:p text:style-name="P44">282363 exit_group(0) <text:s text:c="19"/>= ?</text:p>
      <text:p text:style-name="P44"><text:span text:style-name="T7">282363 +++ exited with 0 +++</text:span> <text:span text:style-name="T29">-завершение процесса</text:span></text:p>
      <text:p text:style-name="P44"><text:span text:style-name="T29"/></text:p>
      <text:p text:style-name="P44">282352 --- SIGCHLD {si_signo=SIGCHLD, si_code=CLD_EXITED, si_pid=282363, si_uid=1000, si_status=0, si_utime=0, si_stime=0} ---</text:p>
      <text:p text:style-name="P44">282356 &lt;... wait4 resumed&gt;[{WIFEXITED(s) &amp;&amp; WEXITSTATUS(s) == 0}], 0, NULL) = 282363</text:p>
      <text:p text:style-name="P44"><text:span text:style-name="T7">282356 clone3({f</text:span>lags=CLONE_VM|CLONE_VFORK|CLONE_CLEAR_SIGHAND, exit_signal=SIGCHLD, stack=0x78f78c7b7000, stack_size=0x9000}, 88 &lt;unfinished ...&gt;</text:p>
      <text:p text:style-name="P44">282367 execve("/bin/sh", ["sh", "-c", "--", "ps axhf &gt; thread2.txt"], 0x7ffeda7a1498 /* 45 vars */ &lt;unfinished ...&gt;</text:p>
      <text:p text:style-name="P44">282356 &lt;... clone3 resumed&gt;) <text:s text:c="11"/>= 282367</text:p>
      <text:p text:style-name="P44"><text:soft-page-break/>282367 &lt;... execve resumed&gt;) <text:s text:c="11"/>= 0</text:p>
      <text:p text:style-name="P44"><text:span text:style-name="T7">282356 wait4(282367</text:span>, <text:s/>&lt;unfinished ...&gt;</text:p>
      <text:p text:style-name="P44">282367 vfork( &lt;unfinished ...&gt;</text:p>
      <text:p text:style-name="P44">282368 execve("/usr/bin/ps", ["ps", "axhf"], 0x56591a834d28 /* 45 vars */ &lt;unfinished ...&gt;</text:p>
      <text:p text:style-name="P44">282367 &lt;... vfork resumed&gt;) <text:s text:c="12"/>= 282368</text:p>
      <text:p text:style-name="P44">282367 wait4(-1, <text:s/>&lt;unfinished ...&gt;</text:p>
      <text:p text:style-name="P44">282368 &lt;... execve resumed&gt;) <text:s text:c="11"/>= 0</text:p>
      <text:p text:style-name="P44">282368 exit_group(0) <text:s text:c="19"/>= ?</text:p>
      <text:p text:style-name="P44">282368 +++ exited with 0 +++ <text:span text:style-name="T29">-завершение процесса</text:span></text:p>
      <text:p text:style-name="P44"><text:span text:style-name="T29"/></text:p>
      <text:p text:style-name="P44">282367 &lt;... wait4 resumed&gt;[{WIFEXITED(s) &amp;&amp; WEXITSTATUS(s) == 0}], 0, NULL) = 282368</text:p>
      <text:p text:style-name="P44">282367 --- SIGCHLD {si_signo=SIGCHLD, si_code=CLD_EXITED, si_pid=282368, si_uid=1000, si_status=0, si_utime=0, si_stime=11} ---</text:p>
      <text:p text:style-name="P44">282367 wait4(-1, 0x7ffc9162329c, WNOHANG, NULL) = -1 ECHILD (Нет дочерних процессов)</text:p>
      <text:p text:style-name="P44">282367 exit_group(0) <text:s text:c="19"/>= ?</text:p>
      <text:p text:style-name="P44">282367 +++ exited with 0 +++ <text:span text:style-name="T29">-завершение процесса</text:span></text:p>
      <text:p text:style-name="P44"><text:span text:style-name="T29"/></text:p>
      <text:p text:style-name="P44">282352 --- SIGCHLD {si_signo=SIGCHLD, si_code=CLD_EXITED, si_pid=282367, si_uid=1000, si_status=0, si_utime=0, si_stime=0} ---</text:p>
      <text:p text:style-name="P44">282356 &lt;... wait4 resumed&gt;[{WIFEXITED(s) &amp;&amp; WEXITSTATUS(s) == 0}], 0, NULL) = 282367</text:p>
      <text:p text:style-name="P44">282356 exit(0) <text:s text:c="25"/>= ?</text:p>
      <text:p text:style-name="P44">282356 +++ exited with 0 +++ <text:span text:style-name="T29">-завершение процесса</text:span></text:p>
      <text:p text:style-name="P44"><text:span text:style-name="T29"/></text:p>
      <text:p text:style-name="P44">282355 clone3({flags=CLONE_VM|CLONE_VFORK|CLONE_CLEAR_SIGHAND, exit_signal=SIGCHLD, stack=0x78f78c7b7000, stack_size=0x9000}, 88 &lt;unfinished ...&gt;</text:p>
      <text:p text:style-name="P44">282369 execve("/bin/sh", ["sh", "-c", "--", "ps axhf &gt; thread1.txt"], 0x7ffeda7a1498 /* 45 vars */ &lt;unfinished ...&gt;</text:p>
      <text:p text:style-name="P44">282355 &lt;... clone3 resumed&gt;) <text:s text:c="11"/>= 282369</text:p>
      <text:p text:style-name="P44">282369 &lt;... execve resumed&gt;) <text:s text:c="11"/>= 0</text:p>
      <text:p text:style-name="P44">282355 wait4(282369, <text:s/>&lt;unfinished ...&gt;</text:p>
      <text:p text:style-name="P44">282369 vfork( &lt;unfinished ...&gt;</text:p>
      <text:p text:style-name="P44">282370 execve("/usr/bin/ps", ["ps", "axhf"], 0x5f7646b40d28 /* 45 vars */ &lt;unfinished ...&gt;</text:p>
      <text:p text:style-name="P44"><text:soft-page-break/>282369 &lt;... vfork resumed&gt;) <text:s text:c="12"/>= 282370</text:p>
      <text:p text:style-name="P44">282369 wait4(-1, <text:s/>&lt;unfinished ...&gt;</text:p>
      <text:p text:style-name="P44">282370 &lt;... execve resumed&gt;) <text:s text:c="11"/>= 0</text:p>
      <text:p text:style-name="P44">282370 exit_group(0) <text:s text:c="19"/>= ?</text:p>
      <text:p text:style-name="P44">282370 +++ exited with 0 +++ <text:span text:style-name="T29">-завершение процесса</text:span></text:p>
      <text:p text:style-name="P44"><text:span text:style-name="T29"/></text:p>
      <text:p text:style-name="P44">282369 &lt;... wait4 resumed&gt;[{WIFEXITED(s) &amp;&amp; WEXITSTATUS(s) == 0}], 0, NULL) = 282370</text:p>
      <text:p text:style-name="P44">282369 --- SIGCHLD {si_signo=SIGCHLD, si_code=CLD_EXITED, si_pid=282370, si_uid=1000, si_status=0, si_utime=0, si_stime=14} ---</text:p>
      <text:p text:style-name="P44">282369 wait4(-1, 0x7fff78b0193c, WNOHANG, NULL) = -1 ECHILD (Нет дочерних процессов)</text:p>
      <text:p text:style-name="P44">282369 exit_group(0) <text:s text:c="19"/>= ?</text:p>
      <text:p text:style-name="P44">282369 +++ exited with 0 +++ <text:span text:style-name="T29">-завершение процесса</text:span></text:p>
      <text:p text:style-name="P44"><text:span text:style-name="T29"/></text:p>
      <text:p text:style-name="P44">282355 &lt;... wait4 resumed&gt;[{WIFEXITED(s) &amp;&amp; WEXITSTATUS(s) == 0}], 0, NULL) = 282369</text:p>
      <text:p text:style-name="P44">282352 --- SIGCHLD {si_signo=SIGCHLD, si_code=CLD_EXITED, si_pid=282369, si_uid=1000, si_status=0, si_utime=0, si_stime=0} ---</text:p>
      <text:p text:style-name="P44">282355 exit(0) <text:s text:c="25"/>= ?</text:p>
      <text:p text:style-name="P44">282355 +++ exited with 0 +++ <text:span text:style-name="T29">-завершение процесса</text:span></text:p>
      <text:p text:style-name="P44"><text:span text:style-name="T29"/></text:p>
      <text:p text:style-name="P44">282352 clone3({flags=CLONE_VM|CLONE_VFORK|CLONE_CLEAR_SIGHAND, exit_signal=SIGCHLD, stack=0x78f78c7b7000, stack_size=0x9000}, 88 &lt;unfinished ...&gt;</text:p>
      <text:p text:style-name="P44">282371 execve("/bin/sh", ["sh", "-c", "--", "ps axhf &gt;&gt; file.txt"], 0x7ffeda7a1498 /* 45 vars */ &lt;unfinished ...&gt;</text:p>
      <text:p text:style-name="P44">282352 &lt;... clone3 resumed&gt;) <text:s text:c="11"/>= 282371</text:p>
      <text:p text:style-name="P44">282371 &lt;... execve resumed&gt;) <text:s text:c="11"/>= 0</text:p>
      <text:p text:style-name="P44">282352 wait4(282371, <text:s/>&lt;unfinished ...&gt;</text:p>
      <text:p text:style-name="P44">282371 vfork( &lt;unfinished ...&gt;</text:p>
      <text:p text:style-name="P44">282372 execve("/usr/bin/ps", ["ps", "axhf"], 0x5d02bde5cd28 /* 45 vars */ &lt;unfinished ...&gt;</text:p>
      <text:p text:style-name="P44">282371 &lt;... vfork resumed&gt;) <text:s text:c="12"/>= 282372</text:p>
      <text:p text:style-name="P44">282371 wait4(-1, <text:s/>&lt;unfinished ...&gt;</text:p>
      <text:p text:style-name="P44">282372 &lt;... execve resumed&gt;) <text:s text:c="11"/>= 0</text:p>
      <text:p text:style-name="P44">282372 exit_group(0) <text:s text:c="19"/>= ?</text:p>
      <text:p text:style-name="P44"><text:soft-page-break/>282372 +++ exited with 0 +++ <text:span text:style-name="T29">-завершение процесса</text:span></text:p>
      <text:p text:style-name="P44"><text:span text:style-name="T29"/></text:p>
      <text:p text:style-name="P44">282371 &lt;... wait4 resumed&gt;[{WIFEXITED(s) &amp;&amp; WEXITSTATUS(s) == 0}], 0, NULL) = 282372</text:p>
      <text:p text:style-name="P44">282371 --- SIGCHLD {si_signo=SIGCHLD, si_code=CLD_EXITED, si_pid=282372, si_uid=1000, si_status=0, si_utime=0, si_stime=11} ---</text:p>
      <text:p text:style-name="P44">282371 wait4(-1, 0x7ffe4770685c, WNOHANG, NULL) = -1 ECHILD (Нет дочерних процессов)</text:p>
      <text:p text:style-name="P44">282371 exit_group(0) <text:s text:c="19"/>= ?</text:p>
      <text:p text:style-name="P44">282371 +++ exited with 0 +++ <text:span text:style-name="T29">-завершение процесса</text:span></text:p>
      <text:p text:style-name="P44"><text:span text:style-name="T29"/></text:p>
      <text:p text:style-name="P44">282352 &lt;... wait4 resumed&gt;[{WIFEXITED(s) &amp;&amp; WEXITSTATUS(s) == 0}], 0, NULL) = 282371</text:p>
      <text:p text:style-name="P44">282352 --- SIGCHLD {si_signo=SIGCHLD, si_code=CLD_EXITED, si_pid=282371, si_uid=1000, si_status=0, si_utime=0, si_stime=0} ---</text:p>
      <text:p text:style-name="P44">282352 exit_group(0) <text:s text:c="19"/>= ?</text:p>
      <text:p text:style-name="P37">282352 +++ exited with 0 +++ <text:span text:style-name="T10">-завершение процесса</text:span></text:p>
      <text:p text:style-name="P37"><text:span text:style-name="T10"/></text:p>
      <text:p text:style-name="P20">6. Отслеживание системных вызовов при запуске скрипта на исполнение</text:p>
      <text:p text:style-name="P21">Название файла: script4.sh</text:p>
      <text:p text:style-name="P21">#!/bin/bash</text:p>
      <text:p text:style-name="P21"/>
      <text:p text:style-name="P21">#вводимая директория</text:p>
      <text:p text:style-name="P21">directory=$1</text:p>
      <text:p text:style-name="P21"/>
      <text:p text:style-name="P21"/>
      <text:p text:style-name="P21">new_file="$directory/$i.txt"</text:p>
      <text:p text:style-name="P21">touch $new_file</text:p>
      <text:p text:style-name="P21"/>
      <text:p text:style-name="P21">echo "Test file" &gt;&gt; "$new_file"</text:p>
      <text:p text:style-name="P21"/>
      <text:p text:style-name="P21">Запускаем программу:</text:p>
      <text:p text:style-name="P21">julia@julia-ZenBook:~/OS/lb7$ strace -oscript.log ./script4.sh new_dir</text:p>
      <text:p text:style-name="P22"><text:soft-page-break/>Анализ script.log</text:p>
      <text:p text:style-name="P47"><text:span text:style-name="T6">execve</text:span>("./script4.sh", ["./script4.sh", "new_dir"], 0x7ffec13b1320 /* 45 vars */) = 0 <text:s/>-<text:span text:style-name="T10">запуск файла на исполнение</text:span></text:p>
      <text:p text:style-name="P47">brk(NULL) <text:s text:c="30"/>= 0x5e1e9db18000</text:p>
      <text:p text:style-name="P47">arch_prctl(0x3001 /* ARCH_??? */, 0x7ffe2deddd00) = -1 EINVAL (Недопустимый аргумент)</text:p>
      <text:p text:style-name="P47"><text:span text:style-name="T6">mmap(NULL</text:span>, 8192, PROT_READ|PROT_WRITE, MAP_PRIVATE|MAP_ANONYMOUS, -1, 0) = 0x78ccbaa24000 <text:span text:style-name="T10">-создание виртуального адреса, место выбирает ядро</text:span></text:p>
      <text:p text:style-name="P47">access("/etc/ld.so.preload", R_OK) <text:s text:c="5"/>= -1 ENOENT (Нет такого файла или каталога)</text:p>
      <text:p text:style-name="P47">openat(AT_FDCWD, "/etc/ld.so.cache", O_RDONLY|O_CLOEXEC) = 3</text:p>
      <text:p text:style-name="P47">newfstatat(3, "", {st_mode=S_IFREG|0644, st_size=59763, ...}, AT_EMPTY_PATH) = 0</text:p>
      <text:p text:style-name="P47"><text:span text:style-name="T6">mmap(NUL</text:span>L, 59763, PROT_READ, MAP_PRIVATE, 3, 0) = 0x78ccbaa15000</text:p>
      <text:p text:style-name="P47">close(3) <text:s text:c="31"/>= 0</text:p>
      <text:p text:style-name="P47">openat(AT_FDCWD, "/lib/x86_64-linux-gnu/libtinfo.so.6", O_RDONLY|O_CLOEXEC) = 3</text:p>
      <text:p text:style-name="P47">read(3, "\177ELF\2\1\1\0\0\0\0\0\0\0\0\0\3\0&gt;\0\1\0\0\0\0\0\0\0\0\0\0\0"..., 832) = 832</text:p>
      <text:p text:style-name="P47">newfstatat(3, "", {st_mode=S_IFREG|0644, st_size=200136, ...}, AT_EMPTY_PATH) = 0</text:p>
      <text:p text:style-name="P47"><text:span text:style-name="T6">mmap(NU</text:span>LL, 203040, PROT_READ, MAP_PRIVATE|MAP_DENYWRITE, 3, 0) = 0x78ccba9e3000</text:p>
      <text:p text:style-name="P47"><text:span text:style-name="T6">mmap(0x78ccb</text:span>a9f1000, 69632, PROT_READ|PROT_EXEC, MAP_PRIVATE|MAP_FIXED|MAP_DENYWRITE, 3, 0xe000) = 0x78ccba9f1000</text:p>
      <text:p text:style-name="P47"><text:span text:style-name="T6">mmap(0x78c</text:span>cbaa02000, 57344, PROT_READ, MAP_PRIVATE|MAP_FIXED|MAP_DENYWRITE, 3, 0x1f000) = 0x78ccbaa02000</text:p>
      <text:p text:style-name="P47"><text:span text:style-name="T6">mmap(0x78ccbaa</text:span>10000, 20480, PROT_READ|PROT_WRITE, MAP_PRIVATE|MAP_FIXED|MAP_DENYWRITE, 3, 0x2c000) = 0x78ccbaa10000</text:p>
      <text:p text:style-name="P47">close(3) <text:s text:c="31"/>= 0</text:p>
      <text:p text:style-name="P47">openat(AT_FDCWD, "/lib/x86_64-linux-gnu/libc.so.6", O_RDONLY|O_CLOEXEC) = 3</text:p>
      <text:p text:style-name="P47">read(3, "\177ELF\2\1\1\3\0\0\0\0\0\0\0\0\3\0&gt;\0\1\0\0\0\20\203\2\0\0\0\0\0"..., 832) = 832</text:p>
      <text:p text:style-name="P47">pread64(3, "\6\0\0\0\4\0\0\0@\0\0\0\0\0\0\0@\0\0\0\0\0\0\0@\0\0\0\0\0\0\0"..., 784, 64) = 784</text:p>
      <text:p text:style-name="P47">newfstatat(3, "", {st_mode=S_IFREG|0755, st_size=2105184, ...}, AT_EMPTY_PATH) = 0</text:p>
      <text:p text:style-name="P47">pread64(3, "\6\0\0\0\4\0\0\0@\0\0\0\0\0\0\0@\0\0\0\0\0\0\0@\0\0\0\0\0\0\0"..., 784, 64) = 784</text:p>
      <text:p text:style-name="P47">mmap(NULL, 2150256, PROT_READ, MAP_PRIVATE|MAP_DENYWRITE, 3, 0) = 0x78ccba600000</text:p>
      <text:p text:style-name="P47">mmap(0x78ccba626000, 1568768, PROT_READ|PROT_EXEC, MAP_PRIVATE|MAP_FIXED|MAP_DENYWRITE, 3, 0x26000) = 0x78ccba626000</text:p>
      <text:p text:style-name="P47">mmap(0x78ccba7a5000, 348160, PROT_READ, MAP_PRIVATE|MAP_FIXED|MAP_DENYWRITE, 3, 0x1a5000) = 0x78ccba7a5000</text:p>
      <text:p text:style-name="P47">mmap(0x78ccba7fa000, 24576, PROT_READ|PROT_WRITE, MAP_PRIVATE|MAP_FIXED|MAP_DENYWRITE, 3, 0x1f9000) = 0x78ccba7fa000</text:p>
      <text:p text:style-name="P47"><text:soft-page-break/>mmap(0x78ccba800000, 53104, PROT_READ|PROT_WRITE, MAP_PRIVATE|MAP_FIXED|MAP_ANONYMOUS, -1, 0) = 0x78ccba800000</text:p>
      <text:p text:style-name="P47">close(3) <text:s text:c="31"/>= 0</text:p>
      <text:p text:style-name="P47">mmap(NULL, 12288, PROT_READ|PROT_WRITE, MAP_PRIVATE|MAP_ANONYMOUS, -1, 0) = 0x78ccba9e0000</text:p>
      <text:p text:style-name="P47">arch_prctl(ARCH_SET_FS, 0x78ccba9e0740) = 0</text:p>
      <text:p text:style-name="P47">set_tid_address(0x78ccba9e0a10) <text:s text:c="8"/>= 312971</text:p>
      <text:p text:style-name="P47">set_robust_list(0x78ccba9e0a20, 24) <text:s text:c="4"/>= 0</text:p>
      <text:p text:style-name="P47">rseq(0x78ccba9e1060, 0x20, 0, 0x53053053) = 0</text:p>
      <text:p text:style-name="P47">mprotect(0x78ccba7fa000, 16384, PROT_READ) = 0</text:p>
      <text:p text:style-name="P47">mprotect(0x78ccbaa10000, 16384, PROT_READ) = 0</text:p>
      <text:p text:style-name="P47">mprotect(0x5e1e9bbfd000, 16384, PROT_READ) = 0</text:p>
      <text:p text:style-name="P47">mprotect(0x78ccbaa5b000, 8192, PROT_READ) = 0</text:p>
      <text:p text:style-name="P47">prlimit64(0, RLIMIT_STACK, NULL, {rlim_cur=8192*1024, rlim_max=RLIM64_INFINITY}) = 0</text:p>
      <text:p text:style-name="P47">munmap(0x78ccbaa15000, 59763) <text:s text:c="10"/>= 0</text:p>
      <text:p text:style-name="P47">openat(AT_FDCWD, "/dev/tty", O_RDWR|O_NONBLOCK) = 3</text:p>
      <text:p text:style-name="P47">close(3) <text:s text:c="31"/>= 0</text:p>
      <text:p text:style-name="P47">getrandom("\xd6\x16\x4c\xde\xe3\x21\x42\x97", 8, GRND_NONBLOCK) = 8</text:p>
      <text:p text:style-name="P47">brk(NULL) <text:s text:c="30"/>= 0x5e1e9db18000</text:p>
      <text:p text:style-name="P47">brk(0x5e1e9db39000) <text:s text:c="20"/>= 0x5e1e9db39000</text:p>
      <text:p text:style-name="P47">openat(AT_FDCWD, "/usr/lib/locale/locale-archive", O_RDONLY|O_CLOEXEC) = 3</text:p>
      <text:p text:style-name="P47">newfstatat(3, "", {st_mode=S_IFREG|0644, st_size=5725472, ...}, AT_EMPTY_PATH) = 0</text:p>
      <text:p text:style-name="P47">mmap(NULL, 5725472, PROT_READ, MAP_PRIVATE, 3, 0) = 0x78ccba000000</text:p>
      <text:p text:style-name="P47">close(3) <text:s text:c="31"/>= 0</text:p>
      <text:p text:style-name="P47">openat(AT_FDCWD, "/usr/lib/x86_64-linux-gnu/gconv/gconv-modules.cache", O_RDONLY|O_CLOEXEC) = 3</text:p>
      <text:p text:style-name="P47">newfstatat(3, "", {st_mode=S_IFREG|0644, st_size=27028, ...}, AT_EMPTY_PATH) = 0</text:p>
      <text:p text:style-name="P47">mmap(NULL, 27028, PROT_READ, MAP_SHARED, 3, 0) = 0x78ccbaa1d000</text:p>
      <text:p text:style-name="P47">close(3) <text:s text:c="31"/>= 0</text:p>
      <text:p text:style-name="P47">futex(0x78ccba7ff90c, FUTEX_WAKE_PRIVATE, 2147483647) = 0</text:p>
      <text:p text:style-name="P47"><text:span text:style-name="T6">getuid() <text:s text:c="5"/></text:span><text:s text:c="26"/>= 1000 <text:span text:style-name="T10">--возвращает фактический идентификатор (ID) пользователя вызывающего процесса. </text:span></text:p>
      <text:p text:style-name="P53"><text:span text:style-name="T46">getgid() <text:s text:c="4"/></text:span><text:span text:style-name="T47"><text:s text:c="27"/>= 1000 -</text:span><text:span text:style-name="T10">возвращает действительный идентификатор группы вызывающего процесса</text:span></text:p>
      <text:p text:style-name="P53"><text:span text:style-name="T46">geteuid() <text:s/></text:span><text:span text:style-name="T47"><text:s text:c="29"/>= 1000 -</text:span><text:span text:style-name="T48">возвращает эффективный идентификатор пользователя вызывающего процесса. </text:span></text:p>
      <text:p text:style-name="P53"><text:span text:style-name="T46">Getegid() <text:s text:c="3"/></text:span><text:span text:style-name="T47"><text:s text:c="27"/>= 1000 -</text:span><text:span text:style-name="T10">возвращает эффективный идентификатор группы вызывающего процесса. </text:span></text:p>
      <text:p text:style-name="P47"><text:soft-page-break/>rt_sigprocmask(SIG_BLOCK, NULL, [], 8) <text:s/>= 0</text:p>
      <text:p text:style-name="P47">ioctl(-1, TIOCGPGRP, 0x7ffe2deddb84) <text:s text:c="3"/>= -1 EBADF (Неправильный дескриптор файла)</text:p>
      <text:p text:style-name="P47">sysinfo({uptime=549426, loads=[48736, 41568, 42464], totalram=16441909248, freeram=623529984, sharedram=5442605056, bufferram=57257984, totalswap=2147479552, freeswap=1029435392, procs=1782, totalhigh=0, freehigh=0, mem_unit=1}) = 0</text:p>
      <text:p text:style-name="P47">rt_sigaction(SIGCHLD, {sa_handler=SIG_DFL, sa_mask=[], sa_flags=SA_RESTORER|SA_RESTART, sa_restorer=0x78ccba642990}, {sa_handler=SIG_DFL, sa_mask=[], sa_flags=0}, 8) = 0</text:p>
      <text:p text:style-name="P47">rt_sigaction(SIGCHLD, {sa_handler=SIG_DFL, sa_mask=[], sa_flags=SA_RESTORER|SA_RESTART, sa_restorer=0x78ccba642990}, {sa_handler=SIG_DFL, sa_mask=[], sa_flags=SA_RESTORER|SA_RESTART, sa_restorer=0x78ccba642990}, 8) = 0</text:p>
      <text:p text:style-name="P47">rt_sigaction(SIGINT, {sa_handler=SIG_DFL, sa_mask=[], sa_flags=SA_RESTORER, sa_restorer=0x78ccba642990}, {sa_handler=SIG_DFL, sa_mask=[], sa_flags=0}, 8) = 0</text:p>
      <text:p text:style-name="P47">rt_sigaction(SIGINT, {sa_handler=SIG_DFL, sa_mask=[], sa_flags=SA_RESTORER, sa_restorer=0x78ccba642990}, {sa_handler=SIG_DFL, sa_mask=[], sa_flags=SA_RESTORER, sa_restorer=0x78ccba642990}, 8) = 0</text:p>
      <text:p text:style-name="P47">rt_sigaction(SIGQUIT, {sa_handler=SIG_DFL, sa_mask=[], sa_flags=SA_RESTORER, sa_restorer=0x78ccba642990}, {sa_handler=SIG_DFL, sa_mask=[], sa_flags=0}, 8) = 0</text:p>
      <text:p text:style-name="P47">rt_sigaction(SIGQUIT, {sa_handler=SIG_DFL, sa_mask=[], sa_flags=SA_RESTORER, sa_restorer=0x78ccba642990}, {sa_handler=SIG_DFL, sa_mask=[], sa_flags=SA_RESTORER, sa_restorer=0x78ccba642990}, 8) = 0</text:p>
      <text:p text:style-name="P47">rt_sigaction(SIGTSTP, {sa_handler=SIG_DFL, sa_mask=[], sa_flags=SA_RESTORER, sa_restorer=0x78ccba642990}, {sa_handler=SIG_DFL, sa_mask=[], sa_flags=0}, 8) = 0</text:p>
      <text:p text:style-name="P47">rt_sigaction(SIGTSTP, {sa_handler=SIG_DFL, sa_mask=[], sa_flags=SA_RESTORER, sa_restorer=0x78ccba642990}, {sa_handler=SIG_DFL, sa_mask=[], sa_flags=SA_RESTORER, sa_restorer=0x78ccba642990}, 8) = 0</text:p>
      <text:p text:style-name="P47">rt_sigaction(SIGTTIN, {sa_handler=SIG_DFL, sa_mask=[], sa_flags=SA_RESTORER, sa_restorer=0x78ccba642990}, {sa_handler=SIG_DFL, sa_mask=[], sa_flags=0}, 8) = 0</text:p>
      <text:p text:style-name="P47">rt_sigaction(SIGTTIN, {sa_handler=SIG_DFL, sa_mask=[], sa_flags=SA_RESTORER, sa_restorer=0x78ccba642990}, {sa_handler=SIG_DFL, sa_mask=[], sa_flags=SA_RESTORER, sa_restorer=0x78ccba642990}, 8) = 0</text:p>
      <text:p text:style-name="P47">rt_sigaction(SIGTTOU, {sa_handler=SIG_DFL, sa_mask=[], sa_flags=SA_RESTORER, sa_restorer=0x78ccba642990}, {sa_handler=SIG_DFL, sa_mask=[], sa_flags=0}, 8) = 0</text:p>
      <text:p text:style-name="P47">rt_sigaction(SIGTTOU, {sa_handler=SIG_DFL, sa_mask=[], sa_flags=SA_RESTORER, sa_restorer=0x78ccba642990}, {sa_handler=SIG_DFL, sa_mask=[], sa_flags=SA_RESTORER, sa_restorer=0x78ccba642990}, 8) = 0</text:p>
      <text:p text:style-name="P47">rt_sigprocmask(SIG_BLOCK, NULL, [], 8) <text:s/>= 0</text:p>
      <text:p text:style-name="P47"><text:soft-page-break/>rt_sigaction(SIGQUIT, {sa_handler=SIG_IGN, sa_mask=[], sa_flags=SA_RESTORER, sa_restorer=0x78ccba642990}, {sa_handler=SIG_DFL, sa_mask=[], sa_flags=SA_RESTORER, sa_restorer=0x78ccba642990}, 8) = 0</text:p>
      <text:p text:style-name="P47">uname({sysname="Linux", nodename="julia-ZenBook", ...}) = 0</text:p>
      <text:p text:style-name="P47">newfstatat(AT_FDCWD, "/home/julia/OS/lb7", {st_mode=S_IFDIR|0775, st_size=4096, ...}, 0) = 0</text:p>
      <text:p text:style-name="P47">newfstatat(AT_FDCWD, ".", {st_mode=S_IFDIR|0775, st_size=4096, ...}, 0) = 0</text:p>
      <text:p text:style-name="P47">newfstatat(AT_FDCWD, "/home", {st_mode=S_IFDIR|0755, st_size=4096, ...}, 0) = 0</text:p>
      <text:p text:style-name="P47">newfstatat(AT_FDCWD, "/home/julia", {st_mode=S_IFDIR|0750, st_size=4096, ...}, 0) = 0</text:p>
      <text:p text:style-name="P47">newfstatat(AT_FDCWD, "/home/julia/OS", {st_mode=S_IFDIR|0775, st_size=4096, ...}, 0) = 0</text:p>
      <text:p text:style-name="P47">newfstatat(AT_FDCWD, "/home/julia/OS/lb7", {st_mode=S_IFDIR|0775, st_size=4096, ...}, 0) = 0</text:p>
      <text:p text:style-name="P47">newfstatat(AT_FDCWD, "/home/julia", {st_mode=S_IFDIR|0750, st_size=4096, ...}, 0) = 0</text:p>
      <text:p text:style-name="P53"><text:span text:style-name="T46">getpid() <text:s text:c="31"/>= 312971 </text:span>возвращает идентификатор вызвавшего процесса. </text:p>
      <text:p text:style-name="P53"><text:span text:style-name="T46">getppid() <text:s text:c="30"/>= 312968</text:span>возвращает идентификатор процесса, являющегося родительским по отношению к вызвавшему процессу. </text:p>
      <text:p text:style-name="P53"><text:span text:style-name="T46">getpid() <text:s text:c="31"/>= 312971 </text:span>возвращает идентификатор вызвавшего процесса. </text:p>
      <text:p text:style-name="P53"><text:span text:style-name="T46">getppid() <text:s text:c="30"/>= 312968</text:span>возвращает идентификатор процесса, являющегося родительским по отношению к вызвавшему процессу. </text:p>
      <text:p text:style-name="P49">getpid() <text:s text:c="31"/>= 312971</text:p>
      <text:p text:style-name="P49">getppid() <text:s text:c="30"/>= 312968</text:p>
      <text:p text:style-name="P49">getpgrp() <text:s text:c="30"/>= 312968 </text:p>
      <text:p text:style-name="P47">ioctl(2, TIOCGPGRP, [312968]) <text:s text:c="10"/>= 0</text:p>
      <text:p text:style-name="P47">rt_sigaction(SIGCHLD, {sa_handler=0x5e1e9bb12d70, sa_mask=[], sa_flags=SA_RESTORER|SA_RESTART, sa_restorer=0x78ccba642990}, {sa_handler=SIG_DFL, sa_mask=[], sa_flags=SA_RESTORER|SA_RESTART, sa_restorer=0x78ccba642990}, 8) = 0</text:p>
      <text:p text:style-name="P47">prlimit64(0, RLIMIT_NPROC, NULL, {rlim_cur=62421, rlim_max=62421}) = 0</text:p>
      <text:p text:style-name="P47">rt_sigprocmask(SIG_BLOCK, NULL, [], 8) <text:s/>= 0</text:p>
      <text:p text:style-name="P47"/>
      <text:p text:style-name="P53"><text:span text:style-name="T46">openat(AT_FD</text:span><text:span text:style-name="T47">CWD, "./script4.sh", O_RDONLY) = 3 </text:span><text:span text:style-name="T48">-</text:span><text:span text:style-name="T10">возвращает файловый дескриптор</text:span></text:p>
      <text:p text:style-name="P47">newfstatat(AT_FDCWD, "./script4.sh", {st_mode=S_IFREG|0775, st_size=150, ...}, 0) = 0</text:p>
      <text:p text:style-name="P47">ioctl(3, TCGETS, 0x7ffe2deddb20) <text:s text:c="7"/>= -1 ENOTTY (Неприменимый к данному устройству ioctl)</text:p>
      <text:p text:style-name="P53"><text:span text:style-name="T46">lseek(3</text:span><text:span text:style-name="T47">, 0, SEEK_CUR) <text:s text:c="18"/>= 0 -</text:span><text:span text:style-name="T10">Установить смещение равным текущему положению плюс offset (в байтах). </text:span></text:p>
      <text:p text:style-name="P47">read(3, "#!/bin/bash\n\n#\320\262\320\262\320\276\320\264\320\270\320\274\320\260\321\217 \320"..., 80) = 80</text:p>
      <text:p text:style-name="P53"><text:span text:style-name="T46">lseek(3</text:span><text:span text:style-name="T47">, 0, SEEK_SET) <text:s text:c="18"/>= 0 </text:span><text:span text:style-name="T48">-</text:span><text:span text:style-name="T10">Установить смещение равным offset (в байтах). </text:span></text:p>
      <text:p text:style-name="P47">prlimit64(0, RLIMIT_NOFILE, NULL, {rlim_cur=1024, rlim_max=1024*1024}) = 0</text:p>
      <text:p text:style-name="P47"><text:soft-page-break/>fcntl(255, F_GETFD) <text:s text:c="20"/>= -1 EBADF (Неправильный дескриптор файла)</text:p>
      <text:p text:style-name="P47">dup2(3, 255) <text:s text:c="27"/>= 255</text:p>
      <text:p text:style-name="P47">close(3) <text:s text:c="31"/>= 0</text:p>
      <text:p text:style-name="P53"><text:span text:style-name="T46">fcntl(2</text:span><text:span text:style-name="T47">55, F_SETFD, FD_CLOEXEC) <text:s text:c="8"/>= 0 </text:span><text:span text:style-name="T10">Установить флаги файлового дескриптора согласно значению, указанному в аргументе arg. </text:span></text:p>
      <text:p text:style-name="P53"><text:span text:style-name="T46">fcntl(</text:span><text:span text:style-name="T47">255, F_GETFL) <text:s text:c="20"/>= 0x8000 (flags O_RDONLY|O_LARGEFILE) </text:span><text:span text:style-name="T48">-</text:span><text:span text:style-name="T10">Прочитать флаги файлового дескриптора; arg игнорируется.</text:span></text:p>
      <text:p text:style-name="P47">newfstatat(255, "", {st_mode=S_IFREG|0775, st_size=150, ...}, AT_EMPTY_PATH) = 0</text:p>
      <text:p text:style-name="P47"><text:span text:style-name="T6">lseek(</text:span>255, 0, SEEK_CUR) <text:s text:c="16"/>= 0</text:p>
      <text:p text:style-name="P47"><text:span text:style-name="T6">read</text:span>(255, "#!/bin/bash\n\n#\320\262\320\262\320\276\320\264\320\270\320\274\320\260\321\217 \320"..., 150) = 150</text:p>
      <text:p text:style-name="P47">newfstatat(AT_FDCWD, ".", {st_mode=S_IFDIR|0775, st_size=4096, ...}, 0) = 0</text:p>
      <text:p text:style-name="P47">newfstatat(AT_FDCWD, "/home/julia/.local/bin/touch", 0x7ffe2dedd610, 0) = -1 ENOENT (Нет такого файла или каталога)</text:p>
      <text:p text:style-name="P47">newfstatat(AT_FDCWD, "/usr/local/sbin/touch", 0x7ffe2dedd610, 0) = -1 ENOENT (Нет такого файла или каталога)</text:p>
      <text:p text:style-name="P47">newfstatat(AT_FDCWD, "/usr/local/bin/touch", 0x7ffe2dedd610, 0) = -1 ENOENT (Нет такого файла или каталога)</text:p>
      <text:p text:style-name="P47">newfstatat(AT_FDCWD, "/usr/sbin/touch", 0x7ffe2dedd610, 0) = -1 ENOENT (Нет такого файла или каталога)</text:p>
      <text:p text:style-name="P47">newfstatat(AT_FDCWD, "/usr/bin/touch", {st_mode=S_IFREG|0755, st_size=92680, ...}, 0) = 0</text:p>
      <text:p text:style-name="P47">newfstatat(AT_FDCWD, "/usr/bin/touch", {st_mode=S_IFREG|0755, st_size=92680, ...}, 0) = 0</text:p>
      <text:p text:style-name="P47">geteuid() <text:s text:c="30"/>= 1000</text:p>
      <text:p text:style-name="P47">getegid() <text:s text:c="30"/>= 1000</text:p>
      <text:p text:style-name="P47">getuid() <text:s text:c="31"/>= 1000</text:p>
      <text:p text:style-name="P47">getgid() <text:s text:c="31"/>= 1000</text:p>
      <text:p text:style-name="P53"><text:span text:style-name="T46">access("/us</text:span><text:span text:style-name="T47">r/bin/touch", X_OK) <text:s text:c="9"/>= 0 </text:span><text:span text:style-name="T49">-</text:span><text:span text:style-name="T34">проверяет, имеет ли вызвавший процесс права доступа к файлу pathname</text:span><text:span text:style-name="T49"> </text:span><text:span text:style-name="T50">=&gt; возвращается 0 - разрешено</text:span></text:p>
      <text:p text:style-name="P47">newfstatat(AT_FDCWD, "/usr/bin/touch", {st_mode=S_IFREG|0755, st_size=92680, ...}, 0) = 0</text:p>
      <text:p text:style-name="P47">geteuid() <text:s text:c="30"/>= 1000</text:p>
      <text:p text:style-name="P47">getegid() <text:s text:c="30"/>= 1000</text:p>
      <text:p text:style-name="P47">getuid() <text:s text:c="31"/>= 1000</text:p>
      <text:p text:style-name="P47">getgid() <text:s text:c="31"/>= 1000</text:p>
      <text:p text:style-name="P48"><text:span text:style-name="T6">access("/usr/bin</text:span>/touch", R_OK) <text:s text:c="9"/>= 0 <text:s/><text:span text:style-name="T34">-проверяет, имеет ли вызвавший процесс права доступа к файлу pathname </text:span><text:span text:style-name="T35">=&gt; возвращается 0 - разрешено</text:span></text:p>
      <text:p text:style-name="P47">newfstatat(AT_FDCWD, "/usr/bin/touch", {st_mode=S_IFREG|0755, st_size=92680, ...}, 0) = 0</text:p>
      <text:p text:style-name="P47">newfstatat(AT_FDCWD, "/usr/bin/touch", {st_mode=S_IFREG|0755, st_size=92680, ...}, 0) = 0</text:p>
      <text:p text:style-name="P47">geteuid() <text:s text:c="30"/>= 1000</text:p>
      <text:p text:style-name="P47"><text:soft-page-break/>getegid() <text:s text:c="30"/>= 1000</text:p>
      <text:p text:style-name="P47">getuid() <text:s text:c="31"/>= 1000</text:p>
      <text:p text:style-name="P47">getgid() <text:s text:c="31"/>= 1000</text:p>
      <text:p text:style-name="P48"><text:span text:style-name="T6">access("/</text:span>usr/bin/touch", X_OK) <text:s text:c="9"/>= 0 <text:span text:style-name="T34">-проверяет, имеет ли вызвавший процесс права доступа к файлу pathname </text:span><text:span text:style-name="T35">=&gt; возвращается 0 - разрешено</text:span></text:p>
      <text:p text:style-name="P47">newfstatat(AT_FDCWD, "/usr/bin/touch", {st_mode=S_IFREG|0755, st_size=92680, ...}, 0) = 0</text:p>
      <text:p text:style-name="P47">geteuid() <text:s text:c="30"/>= 1000</text:p>
      <text:p text:style-name="P47">getegid() <text:s text:c="30"/>= 1000</text:p>
      <text:p text:style-name="P47">getuid() <text:s text:c="31"/>= 1000</text:p>
      <text:p text:style-name="P47">getgid() <text:s text:c="31"/>= 1000</text:p>
      <text:p text:style-name="P48"><text:span text:style-name="T6">access(</text:span>"/usr/bin/touch", R_OK) <text:s text:c="9"/>= 0 <text:s/><text:span text:style-name="T34">-проверяет, имеет ли вызвавший процесс права доступа к файлу pathname </text:span><text:span text:style-name="T36">для исполнения</text:span><text:span text:style-name="T34"> </text:span><text:span text:style-name="T35">=&gt; возвращается 0 - разрешено</text:span></text:p>
      <text:p text:style-name="P47">rt_sigprocmask(SIG_BLOCK, NULL, [], 8) <text:s/>= 0</text:p>
      <text:p text:style-name="P47">rt_sigprocmask(SIG_BLOCK, [INT TERM CHLD], [], 8) = 0</text:p>
      <text:p text:style-name="P47">lseek(255, -38, SEEK_CUR) <text:s text:c="14"/>= 112</text:p>
      <text:p text:style-name="P47"><text:span text:style-name="T6">clone(chi</text:span>ld_stack=NULL, flags=CLONE_CHILD_CLEARTID|CLONE_CHILD_SETTID|SIGCHLD, child_tidptr=0x78ccba9e0a10) = 312972 -<text:span text:style-name="T21">создает процесс с pid = 312972</text:span></text:p>
      <text:p text:style-name="P47">rt_sigprocmask(SIG_SETMASK, [], NULL, 8) = 0</text:p>
      <text:p text:style-name="P47">rt_sigprocmask(SIG_BLOCK, [CHLD], [], 8) = 0</text:p>
      <text:p text:style-name="P47">rt_sigprocmask(SIG_SETMASK, [], NULL, 8) = 0</text:p>
      <text:p text:style-name="P47">rt_sigprocmask(SIG_BLOCK, [CHLD], [], 8) = 0</text:p>
      <text:p text:style-name="P47">rt_sigaction(SIGINT, {sa_handler=0x5e1e9bb14e40, sa_mask=[], sa_flags=SA_RESTORER, sa_restorer=0x78ccba642990}, {sa_handler=SIG_DFL, sa_mask=[], sa_flags=SA_RESTORER, sa_restorer=0x78ccba642990}, 8) = 0</text:p>
      <text:p text:style-name="P47">wait4(-1, [{WIFEXITED(s) &amp;&amp; WEXITSTATUS(s) == 0}], 0, NULL) = 312972</text:p>
      <text:p text:style-name="P47">rt_sigaction(SIGINT, {sa_handler=SIG_DFL, sa_mask=[], sa_flags=SA_RESTORER, sa_restorer=0x78ccba642990}, {sa_handler=0x5e1e9bb14e40, sa_mask=[], sa_flags=SA_RESTORER, sa_restorer=0x78ccba642990}, 8) = 0</text:p>
      <text:p text:style-name="P53"><text:span text:style-name="T46">ioctl(2, </text:span><text:span text:style-name="T47">TIOCGWINSZ, {ws_row=24, ws_col=80, ws_xpixel=0, ws_ypixel=0}) = 0 </text:span><text:span text:style-name="T48">-</text:span><text:span text:style-name="T10">изменяет базовые параметры устройства, представленного в виде специального файла.</text:span></text:p>
      <text:p text:style-name="P53"><text:span text:style-name="T46">ioctl(1, T</text:span><text:span text:style-name="T47">CGETS, {B38400 opost isig icanon echo ...}) = 0 </text:span><text:span text:style-name="T48">-</text:span><text:span text:style-name="T10">изменяет базовые параметры устройства, представленного в виде специального файла.</text:span></text:p>
      <text:p text:style-name="P47">getuid() <text:s text:c="31"/>= 1000</text:p>
      <text:p text:style-name="P47">geteuid() <text:s text:c="30"/>= 1000</text:p>
      <text:p text:style-name="P47">getgid() <text:s text:c="31"/>= 1000</text:p>
      <text:p text:style-name="P47">getegid() <text:s text:c="30"/>= 1000</text:p>
      <text:p text:style-name="P47">getuid() <text:s text:c="31"/>= 1000</text:p>
      <text:p text:style-name="P47">geteuid() <text:s text:c="30"/>= 1000</text:p>
      <text:p text:style-name="P47"><text:soft-page-break/>getgid() <text:s text:c="31"/>= 1000</text:p>
      <text:p text:style-name="P47">getegid() <text:s text:c="30"/>= 1000</text:p>
      <text:p text:style-name="P47">newfstatat(AT_FDCWD, "/home/julia/.terminfo", 0x5e1e9db2d8c0, 0) = -1 ENOENT (Нет такого файла или каталога)</text:p>
      <text:p text:style-name="P47">newfstatat(AT_FDCWD, "/etc/terminfo", {st_mode=S_IFDIR|0755, st_size=4096, ...}, 0) = 0</text:p>
      <text:p text:style-name="P47">newfstatat(AT_FDCWD, "/lib/terminfo", {st_mode=S_IFDIR|0755, st_size=4096, ...}, 0) = 0</text:p>
      <text:p text:style-name="P47">newfstatat(AT_FDCWD, "/usr/share/terminfo", {st_mode=S_IFDIR|0755, st_size=4096, ...}, 0) = 0</text:p>
      <text:p text:style-name="P47">access("/etc/terminfo/x/xterm-256color", R_OK) = -1 ENOENT (Нет такого файла или каталога)</text:p>
      <text:p text:style-name="P49">access("/lib/terminfo/x/xterm-256color", R_OK) = 0</text:p>
      <text:p text:style-name="P47">openat(AT_FDCWD, "/lib/terminfo/x/xterm-256color", O_RDONLY) = 3</text:p>
      <text:p text:style-name="P47">newfstatat(3, "", {st_mode=S_IFREG|0644, st_size=3852, ...}, AT_EMPTY_PATH) = 0</text:p>
      <text:p text:style-name="P47">read(3, "\36\2%\0&amp;\0\17\0\235\1Z\6xterm-256color|xterm"..., 32768) = 3852</text:p>
      <text:p text:style-name="P47">read(3, "", 28672) <text:s text:c="21"/>= 0</text:p>
      <text:p text:style-name="P47">close(3) <text:s text:c="31"/>= 0</text:p>
      <text:p text:style-name="P49">ioctl(1, TCGETS, {B38400 opost isig icanon echo ...}) = 0</text:p>
      <text:p text:style-name="P49">ioctl(1, TCGETS, {B38400 opost isig icanon echo ...}) = 0</text:p>
      <text:p text:style-name="P49">ioctl(1, TCGETS, {B38400 opost isig icanon echo ...}) = 0</text:p>
      <text:p text:style-name="P49">ioctl(1, TCGETS, {B38400 opost isig icanon echo ...}) = 0</text:p>
      <text:p text:style-name="P49">ioctl(1, TIOCGWINSZ, {ws_row=24, ws_col=80, ws_xpixel=0, ws_ypixel=0}) = 0</text:p>
      <text:p text:style-name="P47"><text:span text:style-name="T6">ioctl(0, TIOCGWINSZ, {ws_row=24, ws_col=80, </text:span>ws_xpixel=0, ws_ypixel=0}) = 0</text:p>
      <text:p text:style-name="P47">brk(0x5e1e9db5a000) <text:s text:c="20"/>= 0x5e1e9db5a000</text:p>
      <text:p text:style-name="P47">rt_sigprocmask(SIG_SETMASK, [], NULL, 8) = 0</text:p>
      <text:p text:style-name="P47">--- SIGCHLD {si_signo=SIGCHLD, si_code=CLD_EXITED, si_pid=312972, si_uid=1000, si_status=0, si_utime=0, si_stime=0} ---</text:p>
      <text:p text:style-name="P49">wait4(-1, 0x7ffe2dedc990, WNOHANG, NULL) = -1 ECHILD (Нет дочерних процессов)</text:p>
      <text:p text:style-name="P47">rt_sigreturn({mask=[]}) <text:s text:c="16"/>= 0</text:p>
      <text:p text:style-name="P49">read(255, "\necho \"Test file\" &gt;&gt; \"$new_file\""..., 150) = 38<text:span text:style-name="T23"> -</text:span><text:span text:style-name="T33">чтение строки из скрипта</text:span></text:p>
      <text:p text:style-name="P47">openat(AT_FDCWD, "new_dir/.txt", O_WRONLY|O_CREAT|O_APPEND, 0666) = 3</text:p>
      <text:p text:style-name="P47">fcntl(1, F_GETFD) <text:s text:c="22"/>= 0</text:p>
      <text:p text:style-name="P47">fcntl(1, F_DUPFD, 10) <text:s text:c="18"/>= 10</text:p>
      <text:p text:style-name="P47">fcntl(1, F_GETFD) <text:s text:c="22"/>= 0</text:p>
      <text:p text:style-name="P47">fcntl(10, F_SETFD, FD_CLOEXEC) <text:s text:c="9"/>= 0</text:p>
      <text:p text:style-name="P47">dup2(3, 1) <text:s text:c="29"/>= 1</text:p>
      <text:p text:style-name="P47">close(3) <text:s text:c="31"/>= 0</text:p>
      <text:p text:style-name="P47">newfstatat(1, "", {st_mode=S_IFREG|0664, st_size=0, ...}, AT_EMPTY_PATH) = 0</text:p>
      <text:p text:style-name="P49">write(1, "Test file\n", 10) <text:s text:c="12"/>= 10<text:span text:style-name="T10"> -</text:span><text:span text:style-name="T22">запись в файл прошла без потерь</text:span></text:p>
      <text:p text:style-name="P47">dup2(10, 1) <text:s text:c="28"/>= 1</text:p>
      <text:p text:style-name="P47">fcntl(10, F_GETFD) <text:s text:c="21"/>= 0x1 (flags FD_CLOEXEC)</text:p>
      <text:p text:style-name="P47"><text:soft-page-break/>close(10) <text:s text:c="30"/>= 0</text:p>
      <text:p text:style-name="P47">read(255, "", 150) <text:s text:c="21"/>= 0</text:p>
      <text:p text:style-name="P47">rt_sigprocmask(SIG_BLOCK, [CHLD], [], 8) = 0</text:p>
      <text:p text:style-name="P47">rt_sigprocmask(SIG_SETMASK, [], NULL, 8) = 0</text:p>
      <text:p text:style-name="P47">exit_group(0) <text:s text:c="26"/>= ?</text:p>
      <text:p text:style-name="P47">+++ exited with 0 +++</text:p>
      <text:p text:style-name="P21"/>
      <text:p text:style-name="P21"/>
      <text:p text:style-name="P23">Выводы:</text:p>
      <text:p text:style-name="P19">Изучено применение утилиты strace для отслеживания системных вызовов при работе с файлами и запуске программ на исполнение. Изучены системные вызовы, флаги посланные в ходе порождения процессов и проанализированы порядки их исполне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38:51.376359498</meta:creation-date>
    <dc:date>2024-05-31T01:47:20.181884277</dc:date>
    <meta:editing-duration>P1DT11H48M38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33" meta:paragraph-count="769" meta:word-count="5842" meta:character-count="53575" meta:non-whitespace-character-count="44541"/>
  </office:meta>
</office:document-meta>
</file>